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8.811cm"/>
    </style:style>
    <style:style style:name="Table1.B" style:family="table-column">
      <style:table-column-properties style:column-width="2.593cm"/>
    </style:style>
    <style:style style:name="Table1.C" style:family="table-column">
      <style:table-column-properties style:column-width="2.302cm"/>
    </style:style>
    <style:style style:name="Table1.D" style:family="table-column">
      <style:table-column-properties style:column-width="1.58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8.811cm"/>
    </style:style>
    <style:style style:name="Table2.B" style:family="table-column">
      <style:table-column-properties style:column-width="2.593cm"/>
    </style:style>
    <style:style style:name="Table2.C" style:family="table-column">
      <style:table-column-properties style:column-width="2.302cm"/>
    </style:style>
    <style:style style:name="Table2.D" style:family="table-column">
      <style:table-column-properties style:column-width="1.588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8.811cm"/>
    </style:style>
    <style:style style:name="Table3.B" style:family="table-column">
      <style:table-column-properties style:column-width="2.593cm"/>
    </style:style>
    <style:style style:name="Table3.C" style:family="table-column">
      <style:table-column-properties style:column-width="2.302cm"/>
    </style:style>
    <style:style style:name="Table3.D" style:family="table-column">
      <style:table-column-properties style:column-width="1.588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200%" fo:text-align="start" style:justify-single-word="false"/>
      <style:text-properties style:font-name="Arial" officeooo:rsid="0000f044" officeooo:paragraph-rsid="0000f044" fo:background-color="transparent"/>
    </style:style>
    <style:style style:name="P2" style:family="paragraph" style:parent-style-name="Standard">
      <style:paragraph-properties fo:line-height="200%"/>
      <style:text-properties style:font-name="Arial" officeooo:rsid="0000f044" officeooo:paragraph-rsid="0049b094" fo:background-color="transparent"/>
    </style:style>
    <style:style style:name="P3" style:family="paragraph" style:parent-style-name="Standard">
      <style:paragraph-properties fo:line-height="200%" fo:text-align="start" style:justify-single-word="false"/>
      <style:text-properties style:font-name="Arial" officeooo:rsid="0007f2c4" officeooo:paragraph-rsid="0007f2c4" fo:background-color="transparent"/>
    </style:style>
    <style:style style:name="P4" style:family="paragraph" style:parent-style-name="Standard">
      <style:paragraph-properties fo:line-height="200%" fo:text-align="start" style:justify-single-word="false"/>
      <style:text-properties style:font-name="Arial" officeooo:rsid="0007f2c4" officeooo:paragraph-rsid="00588d70" fo:background-color="transparent"/>
    </style:style>
    <style:style style:name="P5" style:family="paragraph" style:parent-style-name="Standard">
      <style:paragraph-properties fo:line-height="200%"/>
      <style:text-properties style:font-name="Arial" officeooo:rsid="00106aa3" officeooo:paragraph-rsid="00123a73" fo:background-color="transparent"/>
    </style:style>
    <style:style style:name="P6" style:family="paragraph" style:parent-style-name="Standard">
      <style:paragraph-properties fo:line-height="200%"/>
      <style:text-properties style:font-name="Arial" officeooo:rsid="003288e0" officeooo:paragraph-rsid="003288e0" fo:background-color="transparent"/>
    </style:style>
    <style:style style:name="P7" style:family="paragraph" style:parent-style-name="Standard">
      <style:paragraph-properties fo:line-height="200%"/>
      <style:text-properties style:font-name="Arial" officeooo:paragraph-rsid="002e1650" fo:background-color="transparent"/>
    </style:style>
    <style:style style:name="P8" style:family="paragraph" style:parent-style-name="Standard">
      <style:paragraph-properties fo:line-height="200%"/>
      <style:text-properties style:font-name="Arial" officeooo:paragraph-rsid="00023891" fo:background-color="transparent"/>
    </style:style>
    <style:style style:name="P9" style:family="paragraph" style:parent-style-name="Standard">
      <style:paragraph-properties fo:line-height="200%"/>
      <style:text-properties style:font-name="Arial" officeooo:paragraph-rsid="004b3899" fo:background-color="transparent"/>
    </style:style>
    <style:style style:name="P10" style:family="paragraph" style:parent-style-name="Standard">
      <style:paragraph-properties fo:line-height="200%"/>
      <style:text-properties style:font-name="Arial" officeooo:paragraph-rsid="00246a60" fo:background-color="transparent"/>
    </style:style>
    <style:style style:name="P11" style:family="paragraph" style:parent-style-name="Standard">
      <style:paragraph-properties fo:line-height="200%"/>
      <style:text-properties style:font-name="Arial" officeooo:paragraph-rsid="001c43ac" fo:background-color="transparent"/>
    </style:style>
    <style:style style:name="P12" style:family="paragraph" style:parent-style-name="Standard">
      <style:paragraph-properties fo:line-height="200%"/>
      <style:text-properties style:font-name="Arial" officeooo:paragraph-rsid="001fbbb1" fo:background-color="transparent"/>
    </style:style>
    <style:style style:name="P13" style:family="paragraph" style:parent-style-name="Standard">
      <style:paragraph-properties fo:line-height="200%"/>
      <style:text-properties style:font-name="Arial" officeooo:paragraph-rsid="00240b76" fo:background-color="transparent"/>
    </style:style>
    <style:style style:name="P14" style:family="paragraph" style:parent-style-name="Standard">
      <style:paragraph-properties fo:line-height="200%"/>
      <style:text-properties style:font-name="Arial" officeooo:paragraph-rsid="00051765" fo:background-color="transparent"/>
    </style:style>
    <style:style style:name="P15" style:family="paragraph" style:parent-style-name="Standard">
      <style:paragraph-properties fo:line-height="200%"/>
      <style:text-properties style:font-name="Arial" officeooo:paragraph-rsid="00051fe1" fo:background-color="transparent"/>
    </style:style>
    <style:style style:name="P16" style:family="paragraph" style:parent-style-name="Standard">
      <style:paragraph-properties fo:line-height="200%"/>
      <style:text-properties style:font-name="Arial" officeooo:paragraph-rsid="0007f2c4" fo:background-color="transparent"/>
    </style:style>
    <style:style style:name="P17" style:family="paragraph" style:parent-style-name="Standard">
      <style:paragraph-properties fo:line-height="200%"/>
      <style:text-properties style:font-name="Arial" officeooo:paragraph-rsid="00098af6" fo:background-color="transparent"/>
    </style:style>
    <style:style style:name="P18" style:family="paragraph" style:parent-style-name="Standard">
      <style:paragraph-properties fo:line-height="200%"/>
      <style:text-properties style:font-name="Arial" officeooo:paragraph-rsid="0009b6b2" fo:background-color="transparent"/>
    </style:style>
    <style:style style:name="P19" style:family="paragraph" style:parent-style-name="Standard">
      <style:paragraph-properties fo:line-height="200%"/>
      <style:text-properties style:font-name="Arial" officeooo:paragraph-rsid="000a9bc0" fo:background-color="transparent"/>
    </style:style>
    <style:style style:name="P20" style:family="paragraph" style:parent-style-name="Standard">
      <style:paragraph-properties fo:line-height="200%"/>
      <style:text-properties style:font-name="Arial" officeooo:paragraph-rsid="00106aa3" fo:background-color="transparent"/>
    </style:style>
    <style:style style:name="P21" style:family="paragraph" style:parent-style-name="Standard">
      <style:paragraph-properties fo:line-height="200%"/>
      <style:text-properties style:font-name="Arial" officeooo:paragraph-rsid="002b6abe" fo:background-color="transparent"/>
    </style:style>
    <style:style style:name="P22" style:family="paragraph" style:parent-style-name="Standard">
      <style:paragraph-properties fo:line-height="200%"/>
      <style:text-properties style:font-name="Arial" officeooo:paragraph-rsid="0015d202" fo:background-color="transparent"/>
    </style:style>
    <style:style style:name="P23" style:family="paragraph" style:parent-style-name="Standard">
      <style:paragraph-properties fo:line-height="200%"/>
      <style:text-properties style:font-name="Arial" officeooo:paragraph-rsid="0013f17f" fo:background-color="transparent"/>
    </style:style>
    <style:style style:name="P24" style:family="paragraph" style:parent-style-name="Standard">
      <style:paragraph-properties fo:line-height="200%"/>
      <style:text-properties style:font-name="Arial" officeooo:paragraph-rsid="0019278f" fo:background-color="transparent"/>
    </style:style>
    <style:style style:name="P25" style:family="paragraph" style:parent-style-name="Standard">
      <style:paragraph-properties fo:line-height="200%"/>
      <style:text-properties style:font-name="Arial" officeooo:paragraph-rsid="0044af72" fo:background-color="transparent"/>
    </style:style>
    <style:style style:name="P26" style:family="paragraph" style:parent-style-name="Standard">
      <style:paragraph-properties fo:line-height="200%"/>
      <style:text-properties style:font-name="Arial" officeooo:paragraph-rsid="0031ed4e" fo:background-color="transparent"/>
    </style:style>
    <style:style style:name="P27" style:family="paragraph" style:parent-style-name="Standard">
      <style:paragraph-properties fo:line-height="200%"/>
      <style:text-properties style:font-name="Arial" officeooo:paragraph-rsid="003c6459" fo:background-color="transparent"/>
    </style:style>
    <style:style style:name="P28" style:family="paragraph" style:parent-style-name="Standard">
      <style:paragraph-properties fo:line-height="200%"/>
      <style:text-properties style:font-name="Arial" officeooo:paragraph-rsid="0040ce40" fo:background-color="transparent"/>
    </style:style>
    <style:style style:name="P29" style:family="paragraph" style:parent-style-name="Standard">
      <style:paragraph-properties fo:line-height="200%"/>
      <style:text-properties style:font-name="Arial" officeooo:paragraph-rsid="0045a437" fo:background-color="transparent"/>
    </style:style>
    <style:style style:name="P30" style:family="paragraph" style:parent-style-name="Standard">
      <style:paragraph-properties fo:line-height="200%"/>
      <style:text-properties style:font-name="Arial" officeooo:paragraph-rsid="0035fd62" fo:background-color="transparent"/>
    </style:style>
    <style:style style:name="P31" style:family="paragraph" style:parent-style-name="Standard">
      <style:paragraph-properties fo:line-height="200%"/>
      <style:text-properties style:font-name="Arial" officeooo:paragraph-rsid="0037453d" fo:background-color="transparent"/>
    </style:style>
    <style:style style:name="P32" style:family="paragraph" style:parent-style-name="Standard">
      <style:paragraph-properties fo:line-height="200%"/>
      <style:text-properties style:font-name="Arial" officeooo:paragraph-rsid="00353f65" fo:background-color="transparent"/>
    </style:style>
    <style:style style:name="P33" style:family="paragraph" style:parent-style-name="Standard">
      <style:paragraph-properties fo:line-height="200%"/>
      <style:text-properties style:font-name="Arial" officeooo:paragraph-rsid="003d894d" fo:background-color="transparent"/>
    </style:style>
    <style:style style:name="P34" style:family="paragraph" style:parent-style-name="Standard">
      <style:paragraph-properties fo:line-height="200%" fo:text-align="center" style:justify-single-word="false"/>
      <style:text-properties style:font-name="Arial" officeooo:rsid="0054eac8" officeooo:paragraph-rsid="0054eac8" fo:background-color="transparent"/>
    </style:style>
    <style:style style:name="P35" style:family="paragraph" style:parent-style-name="Standard">
      <style:paragraph-properties fo:line-height="200%"/>
      <style:text-properties style:font-name="Arial" officeooo:rsid="00588d70" officeooo:paragraph-rsid="00588d70" fo:background-color="transparent"/>
    </style:style>
    <style:style style:name="P36" style:family="paragraph" style:parent-style-name="Standard">
      <style:paragraph-properties fo:line-height="200%"/>
      <style:text-properties style:font-name="Arial" fo:font-weight="bold" officeooo:rsid="0000f044" officeooo:paragraph-rsid="0049b094" fo:background-color="transparent" style:font-weight-asian="bold" style:font-weight-complex="bold"/>
    </style:style>
    <style:style style:name="P37" style:family="paragraph" style:parent-style-name="Standard">
      <style:paragraph-properties fo:line-height="200%"/>
      <style:text-properties officeooo:paragraph-rsid="0040ce40"/>
    </style:style>
    <style:style style:name="P38" style:family="paragraph" style:parent-style-name="Standard">
      <style:paragraph-properties fo:line-height="200%"/>
      <style:text-properties officeooo:paragraph-rsid="005a7143"/>
    </style:style>
    <style:style style:name="P39" style:family="paragraph" style:parent-style-name="Standard" style:master-page-name="">
      <loext:graphic-properties draw:fill="none"/>
      <style:paragraph-properties fo:margin-left="0.499cm" fo:margin-right="0cm" fo:line-height="200%" fo:text-indent="-0.499cm" style:auto-text-indent="false" style:page-number="auto" fo:background-color="transparent"/>
      <style:text-properties officeooo:paragraph-rsid="004c6418"/>
    </style:style>
    <style:style style:name="P40" style:family="paragraph" style:parent-style-name="Standard">
      <loext:graphic-properties draw:fill="none"/>
      <style:paragraph-properties fo:margin-left="0.499cm" fo:margin-right="0cm" fo:line-height="200%" fo:text-indent="-0.499cm" style:auto-text-indent="false" fo:background-color="transparent"/>
      <style:text-properties style:font-name="Arial" officeooo:rsid="004cfdea" officeooo:paragraph-rsid="004cfdea" fo:background-color="transparent"/>
    </style:style>
    <style:style style:name="P41" style:family="paragraph" style:parent-style-name="Standard">
      <loext:graphic-properties draw:fill="none"/>
      <style:paragraph-properties fo:margin-left="0.499cm" fo:margin-right="0cm" fo:line-height="200%" fo:text-indent="-0.499cm" style:auto-text-indent="false" fo:background-color="transparent"/>
      <style:text-properties style:font-name="Arial" officeooo:paragraph-rsid="0050d2ec" fo:background-color="transparent"/>
    </style:style>
    <style:style style:name="P42" style:family="paragraph" style:parent-style-name="Standard">
      <loext:graphic-properties draw:fill="none"/>
      <style:paragraph-properties fo:margin-left="0.499cm" fo:margin-right="0cm" fo:line-height="200%" fo:text-indent="-0.499cm" style:auto-text-indent="false" fo:background-color="transparent"/>
      <style:text-properties style:font-name="Arial" fo:font-size="12pt" officeooo:paragraph-rsid="0050d2ec" fo:background-color="transparent" style:font-size-asian="12pt" style:font-size-complex="12pt"/>
    </style:style>
    <style:style style:name="P43" style:family="paragraph" style:parent-style-name="Standard">
      <loext:graphic-properties draw:fill="none"/>
      <style:paragraph-properties fo:margin-left="0.499cm" fo:margin-right="0cm" fo:line-height="200%" fo:text-indent="-0.499cm" style:auto-text-indent="false" fo:background-color="transparent"/>
      <style:text-properties fo:font-style="normal" officeooo:paragraph-rsid="0050d2ec" fo:background-color="transparent" style:font-style-asian="normal" style:font-style-complex="normal"/>
    </style:style>
    <style:style style:name="P44" style:family="paragraph" style:parent-style-name="Standard">
      <loext:graphic-properties draw:fill="none"/>
      <style:paragraph-properties fo:margin-left="0.499cm" fo:margin-right="0cm" fo:line-height="200%" fo:text-indent="-0.499cm" style:auto-text-indent="false" fo:background-color="transparent"/>
      <style:text-properties officeooo:paragraph-rsid="0050d2ec" fo:background-color="transparent"/>
    </style:style>
    <style:style style:name="P45" style:family="paragraph" style:parent-style-name="Standard">
      <loext:graphic-properties draw:fill="none"/>
      <style:paragraph-properties fo:margin-left="0.499cm" fo:margin-right="0cm" fo:line-height="200%" fo:text-indent="-0.499cm" style:auto-text-indent="false" fo:background-color="transparent"/>
      <style:text-properties officeooo:paragraph-rsid="004cfdea"/>
    </style:style>
    <style:style style:name="P46" style:family="paragraph" style:parent-style-name="Standard">
      <loext:graphic-properties draw:fill="none"/>
      <style:paragraph-properties fo:margin-left="0.499cm" fo:margin-right="0cm" fo:line-height="200%" fo:text-indent="-0.499cm" style:auto-text-indent="false" fo:background-color="transparent"/>
      <style:text-properties officeooo:paragraph-rsid="0050d2ec"/>
    </style:style>
    <style:style style:name="P47" style:family="paragraph" style:parent-style-name="Standard">
      <loext:graphic-properties draw:fill="none"/>
      <style:paragraph-properties fo:margin-left="0.499cm" fo:margin-right="0cm" fo:line-height="200%" fo:text-indent="-0.499cm" style:auto-text-indent="false" fo:background-color="transparent"/>
      <style:text-properties officeooo:paragraph-rsid="0051a782"/>
    </style:style>
    <style:style style:name="P48" style:family="paragraph" style:parent-style-name="Standard">
      <loext:graphic-properties draw:fill="none"/>
      <style:paragraph-properties fo:margin-left="0.499cm" fo:margin-right="0cm" fo:line-height="200%" fo:text-indent="-0.499cm" style:auto-text-indent="false" fo:background-color="transparent"/>
      <style:text-properties style:font-name="TlwgTypewriter" fo:font-size="9pt" officeooo:paragraph-rsid="0050d2ec" fo:background-color="transparent" style:font-size-asian="9pt" style:font-size-complex="9pt"/>
    </style:style>
    <style:style style:name="P49" style:family="paragraph" style:parent-style-name="Standard">
      <loext:graphic-properties draw:fill="none"/>
      <style:paragraph-properties fo:margin-left="0.499cm" fo:margin-right="0cm" fo:line-height="200%" fo:text-indent="-0.499cm" style:auto-text-indent="false" fo:background-color="transparent"/>
      <style:text-properties style:font-name="TlwgTypewriter" fo:font-size="9pt" officeooo:paragraph-rsid="005d4bd4" fo:background-color="transparent" style:font-size-asian="9pt" style:font-size-complex="9pt"/>
    </style:style>
    <style:style style:name="P50" style:family="paragraph" style:parent-style-name="Standard">
      <loext:graphic-properties draw:fill="none"/>
      <style:paragraph-properties fo:margin-left="0.499cm" fo:margin-right="0cm" fo:line-height="200%" fo:text-indent="-0.499cm" style:auto-text-indent="false" fo:background-color="transparent"/>
      <style:text-properties style:font-name="arial" fo:font-size="12pt" officeooo:rsid="00587633" officeooo:paragraph-rsid="0050d2ec" fo:background-color="transparent" style:font-size-asian="10.5pt" style:font-size-complex="12pt"/>
    </style:style>
    <style:style style:name="P51" style:family="paragraph" style:parent-style-name="Standard" style:master-page-name="">
      <loext:graphic-properties draw:fill="none"/>
      <style:paragraph-properties fo:margin-left="0cm" fo:margin-right="0cm" fo:line-height="200%" fo:text-indent="0cm" style:auto-text-indent="false" style:page-number="auto" fo:background-color="transparent"/>
      <style:text-properties style:font-name="Arial" fo:font-size="12pt" officeooo:paragraph-rsid="0054eac8" fo:background-color="transparent" style:font-size-asian="12pt" style:font-size-complex="12pt"/>
    </style:style>
    <style:style style:name="P52" style:family="paragraph" style:parent-style-name="Title">
      <style:paragraph-properties fo:line-height="200%" fo:text-align="start" style:justify-single-word="false" fo:break-before="page"/>
      <style:text-properties style:font-name="Arial" fo:font-size="18pt" officeooo:rsid="0000f044" officeooo:paragraph-rsid="001e9e2a" fo:background-color="transparent" style:font-size-asian="18pt" style:font-size-complex="18pt"/>
    </style:style>
    <style:style style:name="P53" style:family="paragraph" style:parent-style-name="Title">
      <style:paragraph-properties fo:line-height="200%" fo:text-align="start" style:justify-single-word="false"/>
      <style:text-properties style:font-name="Arial" fo:font-size="18pt" fo:background-color="transparent" style:font-size-asian="18pt" style:font-size-complex="18pt"/>
    </style:style>
    <style:style style:name="P54" style:family="paragraph" style:parent-style-name="Heading_20_2">
      <style:text-properties style:font-name="Arial" fo:background-color="transparent"/>
    </style:style>
    <style:style style:name="P55" style:family="paragraph" style:parent-style-name="Heading_20_2">
      <style:text-properties style:font-name="Arial" officeooo:rsid="0000f044" fo:background-color="transparent"/>
    </style:style>
    <style:style style:name="P56" style:family="paragraph" style:parent-style-name="Heading_20_2">
      <style:text-properties style:font-name="Arial" officeooo:paragraph-rsid="0040ce40" fo:background-color="transparent"/>
    </style:style>
    <style:style style:name="P57" style:family="paragraph" style:parent-style-name="Heading_20_3">
      <style:text-properties style:font-name="Arial" fo:background-color="transparent"/>
    </style:style>
    <style:style style:name="P58" style:family="paragraph" style:parent-style-name="Heading_20_3">
      <style:text-properties style:font-name="Arial" officeooo:paragraph-rsid="0033f770" fo:background-color="transparent"/>
    </style:style>
    <style:style style:name="P59" style:family="paragraph" style:parent-style-name="Heading_20_3">
      <style:text-properties style:font-name="Arial" officeooo:paragraph-rsid="0040ce40" fo:background-color="transparent"/>
    </style:style>
    <style:style style:name="P60" style:family="paragraph" style:parent-style-name="Heading_20_3">
      <style:paragraph-properties fo:break-before="page"/>
      <style:text-properties style:font-name="Arial" officeooo:paragraph-rsid="001e9e2a" fo:background-color="transparent"/>
    </style:style>
    <style:style style:name="P61" style:family="paragraph" style:parent-style-name="Standard" style:list-style-name="L1">
      <style:paragraph-properties fo:line-height="200%"/>
      <style:text-properties style:font-name="Arial" officeooo:rsid="00023891" officeooo:paragraph-rsid="001e9e2a" fo:background-color="transparent"/>
    </style:style>
    <style:style style:name="P62" style:family="paragraph" style:parent-style-name="Standard" style:list-style-name="L1">
      <style:paragraph-properties fo:line-height="200%"/>
      <style:text-properties style:font-name="Arial" officeooo:paragraph-rsid="001e9e2a" fo:background-color="transparent"/>
    </style:style>
    <style:style style:name="P63" style:family="paragraph" style:parent-style-name="Standard" style:list-style-name="L1">
      <style:paragraph-properties fo:line-height="200%"/>
      <style:text-properties style:font-name="Arial" officeooo:rsid="00429fdf" officeooo:paragraph-rsid="00429fdf" fo:background-color="transparent"/>
    </style:style>
    <style:style style:name="P64" style:family="paragraph" style:parent-style-name="Standard" style:list-style-name="L2" style:master-page-name="">
      <loext:graphic-properties draw:fill="none"/>
      <style:paragraph-properties fo:margin-left="2cm" fo:margin-right="0cm" fo:line-height="200%" fo:text-indent="-1cm" style:auto-text-indent="false" style:page-number="auto" fo:background-color="transparent"/>
      <style:text-properties style:font-name="Arial" officeooo:rsid="000ff7df" officeooo:paragraph-rsid="000ff7df" fo:background-color="transparent"/>
    </style:style>
    <style:style style:name="P65" style:family="paragraph" style:parent-style-name="Standard" style:list-style-name="L2">
      <loext:graphic-properties draw:fill="none"/>
      <style:paragraph-properties fo:margin-left="2cm" fo:margin-right="0cm" fo:line-height="200%" fo:text-indent="-1cm" style:auto-text-indent="false" fo:background-color="transparent"/>
      <style:text-properties style:font-name="Arial" officeooo:rsid="000ff7df" officeooo:paragraph-rsid="000ff7df" fo:background-color="transparent"/>
    </style:style>
    <style:style style:name="P66" style:family="paragraph" style:parent-style-name="Standard" style:list-style-name="L2">
      <loext:graphic-properties draw:fill="none"/>
      <style:paragraph-properties fo:margin-left="2cm" fo:margin-right="0cm" fo:line-height="200%" fo:text-indent="-1cm" style:auto-text-indent="false" fo:background-color="transparent"/>
      <style:text-properties style:font-name="Arial" officeooo:rsid="000e3ee4" officeooo:paragraph-rsid="000ff7df" fo:background-color="transparent"/>
    </style:style>
    <style:style style:name="P67" style:family="paragraph" style:parent-style-name="Standard" style:list-style-name="L2">
      <loext:graphic-properties draw:fill="none"/>
      <style:paragraph-properties fo:margin-left="2cm" fo:margin-right="0cm" fo:line-height="200%" fo:text-indent="-1cm" style:auto-text-indent="false" fo:background-color="transparent"/>
      <style:text-properties style:font-name="Arial" officeooo:paragraph-rsid="000ff7df" fo:background-color="transparent"/>
    </style:style>
    <style:style style:name="P68" style:family="paragraph" style:parent-style-name="Standard">
      <loext:graphic-properties draw:fill="none"/>
      <style:paragraph-properties fo:margin-left="0cm" fo:margin-right="0cm" fo:line-height="200%" fo:text-indent="0cm" style:auto-text-indent="false" fo:background-color="transparent"/>
      <style:text-properties officeooo:paragraph-rsid="0054eac8"/>
    </style:style>
    <style:style style:name="P69" style:family="paragraph" style:parent-style-name="Standard">
      <loext:graphic-properties draw:fill="none"/>
      <style:paragraph-properties fo:margin-left="0cm" fo:margin-right="0cm" fo:line-height="200%" fo:text-indent="0cm" style:auto-text-indent="false" fo:background-color="transparent"/>
      <style:text-properties officeooo:paragraph-rsid="00623653"/>
    </style:style>
    <style:style style:name="P70" style:family="paragraph" style:parent-style-name="Standard">
      <loext:graphic-properties draw:fill="none"/>
      <style:paragraph-properties fo:margin-left="0cm" fo:margin-right="0cm" fo:line-height="200%" fo:text-indent="0cm" style:auto-text-indent="false" fo:break-before="page" fo:background-color="transparent"/>
      <style:text-properties officeooo:paragraph-rsid="0054eac8" fo:background-color="transparent"/>
    </style:style>
    <style:style style:name="P71" style:family="paragraph" style:parent-style-name="Standard">
      <loext:graphic-properties draw:fill="none"/>
      <style:paragraph-properties fo:margin-left="0cm" fo:margin-right="0cm" fo:line-height="200%" fo:text-indent="0cm" style:auto-text-indent="false" fo:break-before="page" fo:background-color="transparent"/>
      <style:text-properties officeooo:paragraph-rsid="0054eac8"/>
    </style:style>
    <style:style style:name="P72" style:family="paragraph" style:parent-style-name="Standard">
      <loext:graphic-properties draw:fill="none"/>
      <style:paragraph-properties fo:margin-left="0.499cm" fo:margin-right="0cm" fo:line-height="200%" fo:text-indent="-0.499cm" style:auto-text-indent="false" fo:background-color="transparent"/>
      <style:text-properties style:font-name="TlwgTypewriter" fo:font-size="9pt" officeooo:paragraph-rsid="00623653" fo:background-color="transparent" style:font-size-asian="9pt" style:font-size-complex="9pt"/>
    </style:style>
    <style:style style:name="P73" style:family="paragraph" style:parent-style-name="Standard">
      <loext:graphic-properties draw:fill="none"/>
      <style:paragraph-properties fo:margin-left="0cm" fo:margin-right="0cm" fo:line-height="200%" fo:text-indent="0cm" style:auto-text-indent="false" fo:background-color="transparent"/>
      <style:text-properties style:font-name="TlwgTypewriter" fo:font-size="9pt" officeooo:paragraph-rsid="0050d2ec" fo:background-color="transparent" style:font-size-asian="9pt" style:font-size-complex="9pt"/>
    </style:style>
    <style:style style:name="P74" style:family="paragraph" style:parent-style-name="Standard">
      <loext:graphic-properties draw:fill="none"/>
      <style:paragraph-properties fo:margin-left="0cm" fo:margin-right="0cm" fo:line-height="200%" fo:text-indent="0cm" style:auto-text-indent="false" fo:background-color="transparent"/>
      <style:text-properties style:font-name="TlwgTypewriter" fo:font-size="9pt" officeooo:paragraph-rsid="00608f0e" fo:background-color="transparent" style:font-size-asian="9pt" style:font-size-complex="9pt"/>
    </style:style>
    <style:style style:name="P75" style:family="paragraph" style:parent-style-name="Table_20_Contents">
      <style:text-properties officeooo:rsid="00606823" officeooo:paragraph-rsid="00606823"/>
    </style:style>
    <style:style style:name="P76" style:family="paragraph" style:parent-style-name="Table_20_Contents">
      <style:text-properties officeooo:rsid="00606823" officeooo:paragraph-rsid="00608f0e"/>
    </style:style>
    <style:style style:name="P77" style:family="paragraph" style:parent-style-name="Table_20_Contents">
      <style:text-properties officeooo:rsid="00606823" officeooo:paragraph-rsid="00623653"/>
    </style:style>
    <style:style style:name="P78" style:family="paragraph" style:parent-style-name="Table_20_Contents">
      <style:text-properties officeooo:paragraph-rsid="00608f0e"/>
    </style:style>
    <style:style style:name="P79" style:family="paragraph" style:parent-style-name="Table_20_Contents">
      <style:text-properties officeooo:rsid="00608f0e" officeooo:paragraph-rsid="00608f0e"/>
    </style:style>
    <style:style style:name="P80" style:family="paragraph" style:parent-style-name="Table_20_Contents">
      <style:text-properties officeooo:rsid="00608f0e" officeooo:paragraph-rsid="00623653"/>
    </style:style>
    <style:style style:name="P81" style:family="paragraph" style:parent-style-name="Table_20_Contents">
      <style:text-properties officeooo:paragraph-rsid="00623653"/>
    </style:style>
    <style:style style:name="P82" style:family="paragraph" style:parent-style-name="Table_20_Contents">
      <style:text-properties officeooo:rsid="00623653" officeooo:paragraph-rsid="00623653"/>
    </style:style>
    <style:style style:name="T1" style:family="text">
      <style:text-properties officeooo:rsid="0000f044"/>
    </style:style>
    <style:style style:name="T2" style:family="text">
      <style:text-properties style:font-name="Arial" fo:font-style="italic" officeooo:rsid="004cfdea" fo:background-color="transparent" loext:char-shading-value="0" style:font-style-asian="italic" style:font-style-complex="italic"/>
    </style:style>
    <style:style style:name="T3" style:family="text">
      <style:text-properties style:font-name="Arial" fo:font-size="12pt" style:font-size-asian="12pt" style:font-size-complex="12pt"/>
    </style:style>
    <style:style style:name="T4" style:family="text">
      <style:text-properties style:font-name="Arial" fo:font-size="12pt" officeooo:rsid="0054eac8" style:font-size-asian="12pt" style:font-size-complex="12pt"/>
    </style:style>
    <style:style style:name="T5" style:family="text">
      <style:text-properties style:font-name="Arial" fo:font-size="12pt" officeooo:rsid="0015d202" style:font-size-asian="12pt" style:font-size-complex="12pt"/>
    </style:style>
    <style:style style:name="T6" style:family="text">
      <style:text-properties style:font-name="Arial" fo:font-size="12pt" officeooo:rsid="0013f17f" style:font-size-asian="12pt" style:font-size-complex="12pt"/>
    </style:style>
    <style:style style:name="T7" style:family="text">
      <style:text-properties style:font-name="Arial" fo:font-size="12pt" fo:background-color="transparent" loext:char-shading-value="0" style:font-size-asian="12pt" style:font-size-complex="12pt"/>
    </style:style>
    <style:style style:name="T8" style:family="text">
      <style:text-properties style:font-name="Arial" fo:font-size="12pt" officeooo:rsid="0054eac8" fo:background-color="transparent" loext:char-shading-value="0" style:font-size-asian="12pt" style:font-size-complex="12pt"/>
    </style:style>
    <style:style style:name="T9" style:family="text">
      <style:text-properties style:font-name="Arial" fo:font-size="12pt" officeooo:rsid="0015d202" fo:background-color="transparent" loext:char-shading-value="0" style:font-size-asian="12pt" style:font-size-complex="12pt"/>
    </style:style>
    <style:style style:name="T10" style:family="text">
      <style:text-properties style:font-name="Arial" fo:font-size="12pt" officeooo:rsid="0013f17f" fo:background-color="transparent" loext:char-shading-value="0" style:font-size-asian="12pt" style:font-size-complex="12pt"/>
    </style:style>
    <style:style style:name="T11" style:family="text">
      <style:text-properties style:font-name="Arial" officeooo:rsid="004c6418" fo:background-color="transparent" loext:char-shading-value="0"/>
    </style:style>
    <style:style style:name="T12" style:family="text">
      <style:text-properties style:font-name="Arial" officeooo:rsid="0050d2ec" fo:background-color="transparent" loext:char-shading-value="0"/>
    </style:style>
    <style:style style:name="T13" style:family="text">
      <style:text-properties style:font-name="Arial" officeooo:rsid="004cfdea" fo:background-color="transparent" loext:char-shading-value="0"/>
    </style:style>
    <style:style style:name="T14" style:family="text">
      <style:text-properties style:font-name="Arial" officeooo:rsid="0051a782" fo:background-color="transparent" loext:char-shading-value="0"/>
    </style:style>
    <style:style style:name="T15" style:family="text">
      <style:text-properties style:font-name="Arial" officeooo:rsid="003d894d" fo:background-color="transparent" loext:char-shading-value="0"/>
    </style:style>
    <style:style style:name="T16" style:family="text">
      <style:text-properties style:font-name="Arial" officeooo:rsid="00596311" fo:background-color="transparent" loext:char-shading-value="0"/>
    </style:style>
    <style:style style:name="T17" style:family="text">
      <style:text-properties style:font-name="Arial" officeooo:rsid="001c43ac" fo:background-color="transparent" loext:char-shading-value="0"/>
    </style:style>
    <style:style style:name="T18" style:family="text">
      <style:text-properties style:font-name="Arial" officeooo:rsid="001fd0bf" fo:background-color="transparent" loext:char-shading-value="0"/>
    </style:style>
    <style:style style:name="T19" style:family="text">
      <style:text-properties style:font-name="Arial" officeooo:rsid="001e9e2a" fo:background-color="transparent" loext:char-shading-value="0"/>
    </style:style>
    <style:style style:name="T20" style:family="text">
      <style:text-properties style:font-name="Arial" officeooo:rsid="001fbbb1" fo:background-color="transparent" loext:char-shading-value="0"/>
    </style:style>
    <style:style style:name="T21" style:family="text">
      <style:text-properties style:font-name="Arial" officeooo:rsid="00236051" fo:background-color="transparent" loext:char-shading-value="0"/>
    </style:style>
    <style:style style:name="T22" style:family="text">
      <style:text-properties style:font-name="Arial" officeooo:rsid="005a7143" fo:background-color="transparent" loext:char-shading-value="0"/>
    </style:style>
    <style:style style:name="T23" style:family="text">
      <style:text-properties style:font-name="Arial" officeooo:rsid="00205e77" fo:background-color="transparent" loext:char-shading-value="0"/>
    </style:style>
    <style:style style:name="T24" style:family="text">
      <style:text-properties style:font-name="Arial" officeooo:rsid="00240b76" fo:background-color="transparent" loext:char-shading-value="0"/>
    </style:style>
    <style:style style:name="T25" style:family="text">
      <style:text-properties style:font-name="Arial" fo:font-weight="bold" officeooo:rsid="003d894d" fo:background-color="transparent" loext:char-shading-value="0" style:font-weight-asian="bold" style:font-weight-complex="bold"/>
    </style:style>
    <style:style style:name="T26" style:family="text">
      <style:text-properties officeooo:rsid="00023891"/>
    </style:style>
    <style:style style:name="T27" style:family="text">
      <style:text-properties officeooo:rsid="0004054e"/>
    </style:style>
    <style:style style:name="T28" style:family="text">
      <style:text-properties officeooo:rsid="00051765"/>
    </style:style>
    <style:style style:name="T29" style:family="text">
      <style:text-properties officeooo:rsid="00051fe1"/>
    </style:style>
    <style:style style:name="T30" style:family="text">
      <style:text-properties fo:font-style="italic" officeooo:rsid="00051fe1" style:font-style-asian="italic" style:font-style-complex="italic"/>
    </style:style>
    <style:style style:name="T31" style:family="text">
      <style:text-properties fo:font-style="italic" officeooo:rsid="00098af6" style:font-style-asian="italic" style:font-style-complex="italic"/>
    </style:style>
    <style:style style:name="T32" style:family="text">
      <style:text-properties fo:font-style="italic" officeooo:rsid="0009b1f9" style:font-style-asian="italic" style:font-style-complex="italic"/>
    </style:style>
    <style:style style:name="T33" style:family="text">
      <style:text-properties fo:font-style="italic" officeooo:rsid="003007fc" style:font-style-asian="italic" style:font-style-complex="italic"/>
    </style:style>
    <style:style style:name="T34" style:family="text">
      <style:text-properties fo:font-style="italic" officeooo:rsid="0044b2f6" style:font-style-asian="italic" style:font-style-complex="italic"/>
    </style:style>
    <style:style style:name="T35" style:family="text">
      <style:text-properties fo:font-style="italic" officeooo:rsid="0044af72" style:font-style-asian="italic" style:font-style-complex="italic"/>
    </style:style>
    <style:style style:name="T36" style:family="text">
      <style:text-properties fo:font-style="italic" officeooo:rsid="0031ed4e" style:font-style-asian="italic" style:font-style-complex="italic"/>
    </style:style>
    <style:style style:name="T37" style:family="text">
      <style:text-properties fo:font-style="italic" officeooo:rsid="0037453d" style:font-style-asian="italic" style:font-style-complex="italic"/>
    </style:style>
    <style:style style:name="T38" style:family="text">
      <style:text-properties fo:font-style="italic" officeooo:rsid="003806d6" style:font-style-asian="italic" style:font-style-complex="italic"/>
    </style:style>
    <style:style style:name="T39" style:family="text">
      <style:text-properties fo:font-style="italic" officeooo:rsid="004eef15" style:font-style-asian="italic" style:font-style-complex="italic"/>
    </style:style>
    <style:style style:name="T40" style:family="text">
      <style:text-properties fo:font-style="italic" officeooo:rsid="0013f17f" style:font-style-asian="italic" style:font-style-complex="italic"/>
    </style:style>
    <style:style style:name="T41" style:family="text">
      <style:text-properties officeooo:rsid="0007f2c4"/>
    </style:style>
    <style:style style:name="T42" style:family="text">
      <style:text-properties officeooo:rsid="00080f68"/>
    </style:style>
    <style:style style:name="T43" style:family="text">
      <style:text-properties style:text-underline-style="solid" style:text-underline-width="auto" style:text-underline-color="font-color" officeooo:rsid="00080f68"/>
    </style:style>
    <style:style style:name="T44" style:family="text">
      <style:text-properties style:text-underline-style="solid" style:text-underline-width="auto" style:text-underline-color="font-color" officeooo:rsid="0011efd3"/>
    </style:style>
    <style:style style:name="T45" style:family="text">
      <style:text-properties style:text-underline-style="solid" style:text-underline-width="auto" style:text-underline-color="font-color" officeooo:rsid="002b6abe"/>
    </style:style>
    <style:style style:name="T46" style:family="text">
      <style:text-properties style:text-underline-style="solid" style:text-underline-width="auto" style:text-underline-color="font-color" officeooo:rsid="002e2312"/>
    </style:style>
    <style:style style:name="T47" style:family="text">
      <style:text-properties style:text-underline-style="solid" style:text-underline-width="auto" style:text-underline-color="font-color" officeooo:rsid="0031ebfe"/>
    </style:style>
    <style:style style:name="T48" style:family="text">
      <style:text-properties style:text-underline-style="solid" style:text-underline-width="auto" style:text-underline-color="font-color" officeooo:rsid="0044af72"/>
    </style:style>
    <style:style style:name="T49" style:family="text">
      <style:text-properties style:text-underline-style="solid" style:text-underline-width="auto" style:text-underline-color="font-color" officeooo:rsid="0044b2f6"/>
    </style:style>
    <style:style style:name="T50" style:family="text">
      <style:text-properties style:text-underline-style="solid" style:text-underline-width="auto" style:text-underline-color="font-color" officeooo:rsid="0046d2e2"/>
    </style:style>
    <style:style style:name="T51" style:family="text">
      <style:text-properties style:text-underline-style="solid" style:text-underline-width="auto" style:text-underline-color="font-color" officeooo:rsid="0045a437"/>
    </style:style>
    <style:style style:name="T52" style:family="text">
      <style:text-properties officeooo:rsid="00098af6"/>
    </style:style>
    <style:style style:name="T53" style:family="text">
      <style:text-properties officeooo:rsid="0009b1f9"/>
    </style:style>
    <style:style style:name="T54" style:family="text">
      <style:text-properties officeooo:rsid="0009b6b2"/>
    </style:style>
    <style:style style:name="T55" style:family="text">
      <style:text-properties officeooo:rsid="000a9bc0"/>
    </style:style>
    <style:style style:name="T56" style:family="text">
      <style:text-properties officeooo:rsid="000c4521"/>
    </style:style>
    <style:style style:name="T57" style:family="text">
      <style:text-properties officeooo:rsid="000e3ee4"/>
    </style:style>
    <style:style style:name="T58" style:family="text">
      <style:text-properties style:text-position="super 58%"/>
    </style:style>
    <style:style style:name="T59" style:family="text">
      <style:text-properties style:text-position="super 58%" style:font-name="Arial" fo:font-size="12pt" officeooo:rsid="0054eac8" fo:background-color="transparent" loext:char-shading-value="0" style:font-size-asian="12pt" style:font-size-complex="12pt"/>
    </style:style>
    <style:style style:name="T60" style:family="text">
      <style:text-properties style:text-position="super 58%" style:font-name="Arial" fo:font-size="12pt" officeooo:rsid="0054eac8" style:font-size-asian="12pt" style:font-size-complex="12pt"/>
    </style:style>
    <style:style style:name="T61" style:family="text">
      <style:text-properties style:text-position="super 58%" officeooo:rsid="0049b094"/>
    </style:style>
    <style:style style:name="T62" style:family="text">
      <style:text-properties style:text-position="super 58%" officeooo:rsid="004b3899"/>
    </style:style>
    <style:style style:name="T63" style:family="text">
      <style:text-properties style:text-position="super 58%" officeooo:rsid="000e3ee4"/>
    </style:style>
    <style:style style:name="T64" style:family="text">
      <style:text-properties style:text-position="super 58%" officeooo:rsid="00123a73"/>
    </style:style>
    <style:style style:name="T65" style:family="text">
      <style:text-properties officeooo:rsid="000ff7df"/>
    </style:style>
    <style:style style:name="T66" style:family="text">
      <style:text-properties officeooo:rsid="00106aa3"/>
    </style:style>
    <style:style style:name="T67" style:family="text">
      <style:text-properties officeooo:rsid="0011efd3"/>
    </style:style>
    <style:style style:name="T68" style:family="text">
      <style:text-properties officeooo:rsid="00123a73"/>
    </style:style>
    <style:style style:name="T69" style:family="text">
      <style:text-properties officeooo:rsid="0013f17f"/>
    </style:style>
    <style:style style:name="T70" style:family="text">
      <style:text-properties officeooo:rsid="0015d202"/>
    </style:style>
    <style:style style:name="T71" style:family="text">
      <style:text-properties officeooo:rsid="00167ab0"/>
    </style:style>
    <style:style style:name="T72" style:family="text">
      <style:text-properties officeooo:rsid="00175def"/>
    </style:style>
    <style:style style:name="T73" style:family="text">
      <style:text-properties officeooo:rsid="0019278f"/>
    </style:style>
    <style:style style:name="T74" style:family="text">
      <style:text-properties officeooo:rsid="001ab8ac"/>
    </style:style>
    <style:style style:name="T75" style:family="text">
      <style:text-properties officeooo:rsid="001add0c"/>
    </style:style>
    <style:style style:name="T76" style:family="text">
      <style:text-properties officeooo:rsid="001c43ac"/>
    </style:style>
    <style:style style:name="T77" style:family="text">
      <style:text-properties officeooo:rsid="001d8a4f"/>
    </style:style>
    <style:style style:name="T78" style:family="text">
      <style:text-properties officeooo:rsid="001e9e2a"/>
    </style:style>
    <style:style style:name="T79" style:family="text">
      <style:text-properties officeooo:rsid="001fbbb1"/>
    </style:style>
    <style:style style:name="T80" style:family="text">
      <style:text-properties officeooo:rsid="00205e77"/>
    </style:style>
    <style:style style:name="T81" style:family="text">
      <style:text-properties officeooo:rsid="00223337"/>
    </style:style>
    <style:style style:name="T82" style:family="text">
      <style:text-properties officeooo:rsid="00240b76"/>
    </style:style>
    <style:style style:name="T83" style:family="text">
      <style:text-properties officeooo:rsid="00246a60"/>
    </style:style>
    <style:style style:name="T84" style:family="text">
      <style:text-properties officeooo:rsid="0024f6f1"/>
    </style:style>
    <style:style style:name="T85" style:family="text">
      <style:text-properties officeooo:rsid="0025dae2"/>
    </style:style>
    <style:style style:name="T86" style:family="text">
      <style:text-properties officeooo:rsid="0026808c"/>
    </style:style>
    <style:style style:name="T87" style:family="text">
      <style:text-properties officeooo:rsid="0027c549"/>
    </style:style>
    <style:style style:name="T88" style:family="text">
      <style:text-properties officeooo:rsid="00299325"/>
    </style:style>
    <style:style style:name="T89" style:family="text">
      <style:text-properties officeooo:rsid="002ad11b"/>
    </style:style>
    <style:style style:name="T90" style:family="text">
      <style:text-properties officeooo:rsid="002b6abe"/>
    </style:style>
    <style:style style:name="T91" style:family="text">
      <style:text-properties fo:font-style="normal" officeooo:rsid="002b6abe" style:font-style-asian="normal" style:font-style-complex="normal"/>
    </style:style>
    <style:style style:name="T92" style:family="text">
      <style:text-properties fo:font-style="normal" officeooo:rsid="0031ed4e" style:font-style-asian="normal" style:font-style-complex="normal"/>
    </style:style>
    <style:style style:name="T93" style:family="text">
      <style:text-properties officeooo:rsid="002e1650"/>
    </style:style>
    <style:style style:name="T94" style:family="text">
      <style:text-properties officeooo:rsid="002e2312"/>
    </style:style>
    <style:style style:name="T95" style:family="text">
      <style:text-properties officeooo:rsid="003007fc"/>
    </style:style>
    <style:style style:name="T96" style:family="text">
      <style:text-properties officeooo:rsid="0031ebfe"/>
    </style:style>
    <style:style style:name="T97" style:family="text">
      <style:text-properties officeooo:rsid="0031ed4e"/>
    </style:style>
    <style:style style:name="T98" style:family="text">
      <style:text-properties officeooo:rsid="003288e0"/>
    </style:style>
    <style:style style:name="T99" style:family="text">
      <style:text-properties officeooo:rsid="0033c15a"/>
    </style:style>
    <style:style style:name="T100" style:family="text">
      <style:text-properties officeooo:rsid="0033f770"/>
    </style:style>
    <style:style style:name="T101" style:family="text">
      <style:text-properties officeooo:rsid="0034c2b4"/>
    </style:style>
    <style:style style:name="T102" style:family="text">
      <style:text-properties officeooo:rsid="00350632"/>
    </style:style>
    <style:style style:name="T103" style:family="text">
      <style:text-properties officeooo:rsid="00353f65"/>
    </style:style>
    <style:style style:name="T104" style:family="text">
      <style:text-properties officeooo:rsid="0035fd62"/>
    </style:style>
    <style:style style:name="T105" style:family="text">
      <style:text-properties officeooo:rsid="0037453d"/>
    </style:style>
    <style:style style:name="T106" style:family="text">
      <style:text-properties officeooo:rsid="003806d6"/>
    </style:style>
    <style:style style:name="T107" style:family="text">
      <style:text-properties officeooo:rsid="00381e9f"/>
    </style:style>
    <style:style style:name="T108" style:family="text">
      <style:text-properties officeooo:rsid="0038a15f"/>
    </style:style>
    <style:style style:name="T109" style:family="text">
      <style:text-properties officeooo:rsid="003a0d88"/>
    </style:style>
    <style:style style:name="T110" style:family="text">
      <style:text-properties officeooo:rsid="003bb9da"/>
    </style:style>
    <style:style style:name="T111" style:family="text">
      <style:text-properties officeooo:rsid="003c6459"/>
    </style:style>
    <style:style style:name="T112" style:family="text">
      <style:text-properties officeooo:rsid="003d1c93"/>
    </style:style>
    <style:style style:name="T113" style:family="text">
      <style:text-properties officeooo:rsid="003d894d"/>
    </style:style>
    <style:style style:name="T114" style:family="text">
      <style:text-properties officeooo:rsid="003efc03"/>
    </style:style>
    <style:style style:name="T115" style:family="text">
      <style:text-properties officeooo:rsid="0040ce40"/>
    </style:style>
    <style:style style:name="T116" style:family="text">
      <style:text-properties officeooo:rsid="00429fdf"/>
    </style:style>
    <style:style style:name="T117" style:family="text">
      <style:text-properties officeooo:rsid="0044af72"/>
    </style:style>
    <style:style style:name="T118" style:family="text">
      <style:text-properties officeooo:rsid="0044b2f6"/>
    </style:style>
    <style:style style:name="T119" style:family="text">
      <style:text-properties officeooo:rsid="0045a437"/>
    </style:style>
    <style:style style:name="T120" style:family="text">
      <style:text-properties officeooo:rsid="00468024"/>
    </style:style>
    <style:style style:name="T121" style:family="text">
      <style:text-properties officeooo:rsid="0046c48f"/>
    </style:style>
    <style:style style:name="T122" style:family="text">
      <style:text-properties officeooo:rsid="0046d2e2"/>
    </style:style>
    <style:style style:name="T123" style:family="text">
      <style:text-properties officeooo:rsid="0047bd5c"/>
    </style:style>
    <style:style style:name="T124" style:family="text">
      <style:text-properties officeooo:rsid="0049b094"/>
    </style:style>
    <style:style style:name="T125" style:family="text">
      <style:text-properties officeooo:rsid="004a6855"/>
    </style:style>
    <style:style style:name="T126" style:family="text">
      <style:text-properties officeooo:rsid="004b3899"/>
    </style:style>
    <style:style style:name="T127" style:family="text">
      <style:text-properties officeooo:rsid="004b50c8"/>
    </style:style>
    <style:style style:name="T128" style:family="text">
      <style:text-properties fo:color="#000000" style:font-name="Arial" style:text-underline-style="none" officeooo:rsid="004cfdea"/>
    </style:style>
    <style:style style:name="T129" style:family="text">
      <style:text-properties fo:color="#000000" style:font-name="Arial" style:text-underline-style="none" officeooo:rsid="004e38ec"/>
    </style:style>
    <style:style style:name="T130" style:family="text">
      <style:text-properties fo:color="#000000" style:font-name="Arial" style:text-underline-style="none" fo:background-color="transparent" loext:char-shading-value="0"/>
    </style:style>
    <style:style style:name="T131" style:family="text">
      <style:text-properties fo:color="#000000" style:font-name="Arial" style:text-underline-style="none" officeooo:rsid="004c6418" fo:background-color="transparent" loext:char-shading-value="0"/>
    </style:style>
    <style:style style:name="T132" style:family="text">
      <style:text-properties fo:color="#000000" style:font-name="Arial" style:text-underline-style="none" officeooo:rsid="004b6752" fo:background-color="transparent" loext:char-shading-value="0"/>
    </style:style>
    <style:style style:name="T133" style:family="text">
      <style:text-properties fo:color="#000000" style:font-name="Arial" style:text-underline-style="none" officeooo:rsid="004cfdea" fo:background-color="transparent" loext:char-shading-value="0"/>
    </style:style>
    <style:style style:name="T134" style:family="text">
      <style:text-properties fo:color="#000000" style:font-name="Arial" style:text-underline-style="none" officeooo:rsid="004e38ec" fo:background-color="transparent" loext:char-shading-value="0"/>
    </style:style>
    <style:style style:name="T135" style:family="text">
      <style:text-properties fo:color="#000000" style:font-name="Arial" style:text-underline-style="none" officeooo:rsid="0050d2ec" fo:background-color="transparent" loext:char-shading-value="0"/>
    </style:style>
    <style:style style:name="T136" style:family="text">
      <style:text-properties fo:color="#000000" style:font-name="Arial" style:text-underline-style="none" officeooo:rsid="0050d2ec"/>
    </style:style>
    <style:style style:name="T137" style:family="text">
      <style:text-properties fo:color="#000000" style:font-name="Arial" fo:font-style="normal" style:text-underline-style="none" fo:background-color="transparent" loext:char-shading-value="0" style:font-style-asian="normal" style:font-style-complex="normal"/>
    </style:style>
    <style:style style:name="T138" style:family="text">
      <style:text-properties fo:color="#000000" style:font-name="Arial" fo:font-style="normal" style:text-underline-style="none" officeooo:rsid="004c6418" fo:background-color="transparent" loext:char-shading-value="0" style:font-style-asian="normal" style:font-style-complex="normal"/>
    </style:style>
    <style:style style:name="T139" style:family="text">
      <style:text-properties fo:color="#000000" style:font-name="Arial" fo:font-style="normal" style:text-underline-style="none" officeooo:rsid="0034c2b4" fo:background-color="transparent" loext:char-shading-value="0" style:font-style-asian="normal" style:font-style-complex="normal"/>
    </style:style>
    <style:style style:name="T140" style:family="text">
      <style:text-properties fo:color="#000000" style:font-name="Arial" fo:font-style="normal" style:text-underline-style="none" officeooo:rsid="004b6752" fo:background-color="transparent" loext:char-shading-value="0" style:font-style-asian="normal" style:font-style-complex="normal"/>
    </style:style>
    <style:style style:name="T141" style:family="text">
      <style:text-properties fo:color="#000000" style:font-name="Arial" fo:font-style="normal" style:text-underline-style="none" officeooo:rsid="004cfdea" fo:background-color="transparent" loext:char-shading-value="0" style:font-style-asian="normal" style:font-style-complex="normal"/>
    </style:style>
    <style:style style:name="T142" style:family="text">
      <style:text-properties fo:color="#000000" style:font-name="Arial" fo:font-style="normal" style:text-underline-style="none" officeooo:rsid="0050d2ec" fo:background-color="transparent" loext:char-shading-value="0" style:font-style-asian="normal" style:font-style-complex="normal"/>
    </style:style>
    <style:style style:name="T143" style:family="text">
      <style:text-properties fo:color="#000000" style:font-name="Arial" fo:font-style="normal" style:text-underline-style="none" officeooo:rsid="0051a782" fo:background-color="transparent" loext:char-shading-value="0" style:font-style-asian="normal" style:font-style-complex="normal"/>
    </style:style>
    <style:style style:name="T144" style:family="text">
      <style:text-properties fo:color="#000000" style:font-name="Arial" fo:font-style="italic" style:text-underline-style="none" officeooo:rsid="004cfdea" style:font-style-asian="italic" style:font-style-complex="italic"/>
    </style:style>
    <style:style style:name="T145" style:family="text">
      <style:text-properties fo:color="#000000" style:font-name="Arial" fo:font-style="italic" style:text-underline-style="none" fo:background-color="transparent" loext:char-shading-value="0" style:font-style-asian="italic" style:font-style-complex="italic"/>
    </style:style>
    <style:style style:name="T146" style:family="text">
      <style:text-properties fo:color="#000000" style:font-name="Arial" fo:font-style="italic" style:text-underline-style="none" officeooo:rsid="004c6418" fo:background-color="transparent" loext:char-shading-value="0" style:font-style-asian="italic" style:font-style-complex="italic"/>
    </style:style>
    <style:style style:name="T147" style:family="text">
      <style:text-properties fo:color="#000000" style:font-name="Arial" fo:font-style="italic" style:text-underline-style="none" officeooo:rsid="004b6752" fo:background-color="transparent" loext:char-shading-value="0" style:font-style-asian="italic" style:font-style-complex="italic"/>
    </style:style>
    <style:style style:name="T148" style:family="text">
      <style:text-properties fo:color="#000000" style:font-name="Arial" fo:font-style="italic" style:text-underline-style="none" officeooo:rsid="004cfdea" fo:background-color="transparent" loext:char-shading-value="0" style:font-style-asian="italic" style:font-style-complex="italic"/>
    </style:style>
    <style:style style:name="T149" style:family="text">
      <style:text-properties fo:color="#000000" style:font-name="Arial" fo:font-style="italic" style:text-underline-style="none" officeooo:rsid="0051a782" fo:background-color="transparent" loext:char-shading-value="0" style:font-style-asian="italic" style:font-style-complex="italic"/>
    </style:style>
    <style:style style:name="T150" style:family="text">
      <style:text-properties fo:color="#000000" style:font-name="Arial" fo:font-size="12pt" style:text-underline-style="none" officeooo:rsid="004cfdea" style:font-size-asian="12pt" style:font-size-complex="12pt"/>
    </style:style>
    <style:style style:name="T151" style:family="text">
      <style:text-properties fo:color="#000000" style:font-name="Arial" fo:font-size="12pt" style:text-underline-style="none" officeooo:rsid="004e38ec" style:font-size-asian="12pt" style:font-size-complex="12pt"/>
    </style:style>
    <style:style style:name="T152" style:family="text">
      <style:text-properties fo:color="#000000" style:font-name="Arial" fo:font-size="12pt" style:text-underline-style="none" officeooo:rsid="0050d2ec" style:font-size-asian="12pt" style:font-size-complex="12pt"/>
    </style:style>
    <style:style style:name="T153" style:family="text">
      <style:text-properties fo:color="#000000" style:font-name="Arial" fo:font-size="12pt" style:text-underline-style="none" officeooo:rsid="004cfdea" fo:background-color="transparent" loext:char-shading-value="0" style:font-size-asian="12pt" style:font-size-complex="12pt"/>
    </style:style>
    <style:style style:name="T154" style:family="text">
      <style:text-properties fo:color="#000000" style:font-name="Arial" fo:font-size="12pt" style:text-underline-style="none" officeooo:rsid="004e38ec" fo:background-color="transparent" loext:char-shading-value="0" style:font-size-asian="12pt" style:font-size-complex="12pt"/>
    </style:style>
    <style:style style:name="T155" style:family="text">
      <style:text-properties fo:color="#000000" style:font-name="Arial" fo:font-size="12pt" style:text-underline-style="none" officeooo:rsid="0050d2ec" fo:background-color="transparent" loext:char-shading-value="0" style:font-size-asian="12pt" style:font-size-complex="12pt"/>
    </style:style>
    <style:style style:name="T156" style:family="text">
      <style:text-properties fo:color="#000000" style:font-name="Arial" fo:font-size="12pt" fo:font-style="normal" style:text-underline-style="none" officeooo:rsid="004d1b78" fo:background-color="transparent" loext:char-shading-value="0" style:font-size-asian="12pt" style:font-style-asian="normal" style:font-size-complex="12pt" style:font-style-complex="normal"/>
    </style:style>
    <style:style style:name="T157" style:family="text">
      <style:text-properties fo:color="#000000" style:font-name="Arial" fo:font-size="12pt" fo:font-style="normal" style:text-underline-style="none" officeooo:rsid="0050d2ec" fo:background-color="transparent" loext:char-shading-value="0" style:font-size-asian="12pt" style:font-style-asian="normal" style:font-size-complex="12pt" style:font-style-complex="normal"/>
    </style:style>
    <style:style style:name="T158" style:family="text">
      <style:text-properties fo:color="#000000" style:font-name="Arial" fo:font-size="12pt" fo:font-style="normal" style:text-underline-style="none" officeooo:rsid="0051a782" fo:background-color="transparent" loext:char-shading-value="0" style:font-size-asian="12pt" style:font-style-asian="normal" style:font-size-complex="12pt" style:font-style-complex="normal"/>
    </style:style>
    <style:style style:name="T159" style:family="text">
      <style:text-properties fo:color="#000000" style:font-name="Arial" fo:font-size="12pt" fo:font-style="italic" style:text-underline-style="none" officeooo:rsid="004cfdea" style:font-size-asian="12pt" style:font-style-asian="italic" style:font-size-complex="12pt" style:font-style-complex="italic"/>
    </style:style>
    <style:style style:name="T160" style:family="text">
      <style:text-properties fo:color="#000000" style:font-name="Arial" fo:font-size="12pt" fo:font-style="italic" style:text-underline-style="none" officeooo:rsid="004cfdea" fo:background-color="transparent" loext:char-shading-value="0" style:font-size-asian="12pt" style:font-style-asian="italic" style:font-size-complex="12pt" style:font-style-complex="italic"/>
    </style:style>
    <style:style style:name="T161" style:family="text">
      <style:text-properties fo:color="#000000" style:font-name="Arial" fo:font-size="12pt" fo:font-style="italic" style:text-underline-style="none" officeooo:rsid="0050d2ec" fo:background-color="transparent" loext:char-shading-value="0" style:font-size-asian="12pt" style:font-style-asian="italic" style:font-size-complex="12pt" style:font-style-complex="italic"/>
    </style:style>
    <style:style style:name="T162" style:family="text">
      <style:text-properties fo:color="#000000" style:font-name="Arial" fo:font-size="12pt" fo:font-style="italic" style:text-underline-style="none" officeooo:rsid="004d1b78" fo:background-color="transparent" loext:char-shading-value="0" style:font-size-asian="12pt" style:font-style-asian="italic" style:font-size-complex="12pt" style:font-style-complex="italic"/>
    </style:style>
    <style:style style:name="T163" style:family="text">
      <style:text-properties fo:color="#000000" style:text-underline-style="none"/>
    </style:style>
    <style:style style:name="T164" style:family="text">
      <style:text-properties fo:color="#000000" style:text-underline-style="none" officeooo:rsid="004c6418"/>
    </style:style>
    <style:style style:name="T165" style:family="text">
      <style:text-properties fo:color="#000000" style:text-underline-style="none" officeooo:rsid="004cfdea"/>
    </style:style>
    <style:style style:name="T166" style:family="text">
      <style:text-properties fo:color="#000000" style:text-underline-style="none" officeooo:rsid="004d1b78"/>
    </style:style>
    <style:style style:name="T167" style:family="text">
      <style:text-properties fo:color="#000000" style:text-underline-style="none" officeooo:rsid="004e38ec"/>
    </style:style>
    <style:style style:name="T168" style:family="text">
      <style:text-properties fo:color="#000000" style:text-underline-style="none" officeooo:rsid="0050d2ec"/>
    </style:style>
    <style:style style:name="T169" style:family="text">
      <style:text-properties fo:color="#000000" fo:font-size="12pt" style:text-underline-style="none" officeooo:rsid="004d1b78" style:font-size-asian="12pt" style:font-size-complex="12pt"/>
    </style:style>
    <style:style style:name="T170" style:family="text">
      <style:text-properties fo:color="#000000" fo:font-size="12pt" style:text-underline-style="none" officeooo:rsid="0050d2ec" style:font-size-asian="12pt" style:font-size-complex="12pt"/>
    </style:style>
    <style:style style:name="T171" style:family="text">
      <style:text-properties fo:color="#000000" fo:font-size="12pt" fo:font-style="italic" style:text-underline-style="none" officeooo:rsid="004d1b78" style:font-size-asian="12pt" style:font-style-asian="italic" style:font-size-complex="12pt" style:font-style-complex="italic"/>
    </style:style>
    <style:style style:name="T172" style:family="text">
      <style:text-properties fo:color="#000000" fo:font-style="italic" style:text-underline-style="none" officeooo:rsid="004e38ec" style:font-style-asian="italic" style:font-style-complex="italic"/>
    </style:style>
    <style:style style:name="T173" style:family="text">
      <style:text-properties fo:color="#000000" fo:font-style="italic" style:text-underline-style="none" officeooo:rsid="004d1b78" style:font-style-asian="italic" style:font-style-complex="italic"/>
    </style:style>
    <style:style style:name="T174" style:family="text">
      <style:text-properties officeooo:rsid="004d1b78"/>
    </style:style>
    <style:style style:name="T175" style:family="text">
      <style:text-properties fo:font-size="14.1000003814697pt" fo:font-weight="bold" officeooo:rsid="0040ce40" style:font-name-asian="Noto Sans CJK SC" style:font-size-asian="14.1000003814697pt" style:font-weight-asian="bold" style:font-name-complex="Lohit Devanagari" style:font-size-complex="14.1000003814697pt" style:font-weight-complex="bold"/>
    </style:style>
    <style:style style:name="T176" style:family="text">
      <style:text-properties officeooo:rsid="0054eac8"/>
    </style:style>
    <style:style style:name="T177" style:family="text">
      <style:text-properties officeooo:rsid="00588d70"/>
    </style:style>
    <style:style style:name="T178" style:family="text">
      <style:text-properties fo:color="#c9211e" style:text-line-through-style="solid" style:text-line-through-type="single" officeooo:rsid="0049b094"/>
    </style:style>
    <style:style style:name="T179" style:family="text">
      <style:text-properties fo:color="#c9211e" style:text-line-through-style="solid" style:text-line-through-type="single" officeooo:rsid="004b3899"/>
    </style:style>
    <style:style style:name="T180" style:family="text">
      <style:text-properties fo:color="#c9211e" style:text-line-through-style="solid" style:text-line-through-type="single" style:font-name="Arial" officeooo:rsid="001fbbb1" fo:background-color="transparent" loext:char-shading-value="0"/>
    </style:style>
    <style:style style:name="T181" style:family="text">
      <style:text-properties fo:color="#c9211e" style:text-line-through-style="solid" style:text-line-through-type="single" style:font-name="Arial" officeooo:rsid="00236051" fo:background-color="transparent" loext:char-shading-value="0"/>
    </style:style>
    <style:style style:name="T182" style:family="text">
      <style:text-properties fo:color="#c9211e" style:text-line-through-style="solid" style:text-line-through-type="single" officeooo:rsid="002ad11b"/>
    </style:style>
    <style:style style:name="T183" style:family="text">
      <style:text-properties fo:color="#c9211e" style:text-line-through-style="solid" style:text-line-through-type="single" officeooo:rsid="003a0d88"/>
    </style:style>
    <style:style style:name="T184" style:family="text">
      <style:text-properties fo:color="#c9211e" style:font-name="Arial" style:text-underline-style="solid" style:text-underline-width="auto" style:text-underline-color="font-color" officeooo:rsid="005c6e7d" fo:background-color="transparent" loext:char-shading-value="0"/>
    </style:style>
    <style:style style:name="T185" style:family="text">
      <style:text-properties fo:color="#c9211e" style:text-underline-style="solid" style:text-underline-width="auto" style:text-underline-color="font-color" officeooo:rsid="005c6e7d"/>
    </style:style>
    <style:style style:name="T186" style:family="text">
      <style:text-properties fo:color="#c9211e" style:text-underline-style="solid" style:text-underline-width="auto" style:text-underline-color="font-color" officeooo:rsid="005cff66"/>
    </style:style>
    <style:style style:name="T187" style:family="text">
      <style:text-properties fo:color="#c9211e" style:text-underline-style="solid" style:text-underline-width="auto" style:text-underline-color="font-color" officeooo:rsid="005d01c0"/>
    </style:style>
    <style:style style:name="T188" style:family="text">
      <style:text-properties officeooo:rsid="005c6e7d"/>
    </style:style>
    <style:style style:name="T189" style:family="text">
      <style:text-properties officeooo:rsid="005cff66"/>
    </style:style>
    <style:style style:name="T190" style:family="text">
      <style:text-properties officeooo:rsid="005d01c0"/>
    </style:style>
    <style:style style:name="T191" style:family="text">
      <style:text-properties officeooo:rsid="005d4bd4"/>
    </style:style>
    <style:style style:name="T192" style:family="text">
      <style:text-properties officeooo:rsid="00606823"/>
    </style:style>
    <style:style style:name="T193" style:family="text">
      <style:text-properties officeooo:rsid="00608f0e"/>
    </style:style>
    <style:style style:name="T194" style:family="text">
      <style:text-properties officeooo:rsid="0062365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Comparisons of physical exposure between workers harvesting apples on mobile orchard platforms and ladders, part 3: Shoulder muscle activity</text:p>
      <text:p text:style-name="P1">Ornwipa Thamsuwan<text:span text:style-name="T61">a</text:span>* and Peter W. Johnson<text:span text:style-name="T61">b</text:span></text:p>
      <text:p text:style-name="P3"><text:span text:style-name="T61">a</text:span><text:span text:style-name="T124"> </text:span>Department of Mechanical Engineering, École de technologie superieure, Montreal, Canada</text:p>
      <text:p text:style-name="P3"><text:span text:style-name="T61">b</text:span><text:span text:style-name="T124"> </text:span>Department of Environmental and Occupational Health Sciences, University of Washington, Seattle, USA</text:p>
      <text:p text:style-name="P2"/>
      <text:p text:style-name="P36"><text:span text:style-name="T98">Corresponding author </text:span><text:span text:style-name="T177">information</text:span></text:p>
      <text:p text:style-name="P35">Ornwipa Thamsuwan</text:p>
      <text:p text:style-name="P4">École de technologie superieure, <text:span text:style-name="T177">110 Notre-Dame St W, Montreal, QC H3C 1K3, Canada</text:span></text:p>
      <text:p text:style-name="P2"><text:span text:style-name="T124">E-</text:span><text:span text:style-name="T98">mail </text:span><text:span text:style-name="T124">address</text:span><text:span text:style-name="T98">: fahornwipa@gmail.com</text:span></text:p>
      <text:h text:style-name="P55" text:outline-level="2"/>
      <text:h text:style-name="P57" text:outline-level="3">Acknowledgement</text:h>
      <text:p text:style-name="P7"><text:span text:style-name="T1">The authors would like to thank </text:span><text:span text:style-name="T26">all the farmworkers who participated in this study</text:span><text:span text:style-name="T1">. We also thank </text:span><text:span text:style-name="T98">to </text:span><text:span text:style-name="T1">Kit Galvin and Maria Tchong-French for their support in the funding acquisition and research management, </text:span><text:span text:style-name="T93">as well as </text:span><text:span text:style-name="T1">Maria Negrete, Pablo Palmández, Katherine Gregersen, and Margaret Hughes for their support in field data collection.</text:span></text:p>
      <text:p text:style-name="P8"><text:span text:style-name="T1">This </text:span><text:span text:style-name="T26">project </text:span><text:span text:style-name="T1">was </text:span><text:span text:style-name="T113">funded</text:span><text:span text:style-name="T1"> by the Centers for Disease Control/National Institute for Occupational Safety and Health [Cooperative Agreement #4 U 254 OH007544] </text:span><text:span text:style-name="T113">and the Washington State Medical Aid and Accident Fund</text:span><text:span text:style-name="T1">.</text:span></text:p>
      <text:h text:style-name="P60" text:outline-level="3">Highlights</text:h>
      <text:list xml:id="list3927312316" text:style-name="L1">
        <text:list-item>
          <text:p text:style-name="P61">Electromyography was used to measure shoulder muscle activity of workers in orchard environment.</text:p>
        </text:list-item>
        <text:list-item>
          <text:p text:style-name="P62"><text:span text:style-name="T27">Principal component analysis and k-means clustering</text:span><text:span text:style-name="T26"> w</text:span><text:span text:style-name="T27">ere</text:span><text:span text:style-name="T26"> used to detect anomalies in </text:span><text:span text:style-name="T116">data</text:span><text:span text:style-name="T26">.</text:span></text:p>
        </text:list-item>
        <text:list-item>
          <text:p text:style-name="P62"><text:span text:style-name="T1">Workers </text:span><text:span text:style-name="T116">in the platform-based harvesting team</text:span><text:span text:style-name="T1"> had smaller muscle activity than those who used a ladder.</text:span></text:p>
        </text:list-item>
        <text:list-item>
          <text:p text:style-name="P63"><text:span text:style-name="T1">M</text:span>uscle activity of the workers declined through their work shift.</text:p>
        </text:list-item>
      </text:list>
      <text:p text:style-name="P52">Comparisons of physical exposure between workers harvesting apples on mobile orchard platforms and ladders, part 3: Shoulder muscle activity</text:p>
      <text:h text:style-name="P56" text:outline-level="2">Abstract</text:h>
      <text:p text:style-name="P9"><text:span text:style-name="T124">This study investigated </text:span><text:span text:style-name="T178">shoulder </text:span><text:span text:style-name="T124">muscular load in farmworkers during apple harvesting in a trellised orchard. Surface electromyography technique was used to take measurements </text:span><text:span text:style-name="T126">from twenty-four participants</text:span><text:span text:style-name="T124"> in an actual field work environment. </text:span><text:span text:style-name="T179">Under challenging field settings, data from twenty participants were retained, then </text:span><text:span text:style-name="T125">anomalies </text:span><text:span text:style-name="T126">in the </text:span><text:span text:style-name="T125">data were detected and removed with a customized algorithm using the combination of principal component analysis, interquartile range cut-off and </text:span><text:span text:style-name="T126">unsupervised</text:span><text:span text:style-name="T125"> cluster </text:span><text:span text:style-name="T126">analysis</text:span><text:span text:style-name="T125">. </text:span><text:span text:style-name="T127">Electromyography</text:span><text:span text:style-name="T126"> </text:span><text:span text:style-name="T127">data were</text:span><text:span text:style-name="T124"> characterize</text:span><text:span text:style-name="T126">d as</text:span><text:span text:style-name="T124"> static, median and peak muscle activity </text:span><text:span text:style-name="T126">(10</text:span><text:span text:style-name="T62">th</text:span><text:span text:style-name="T126">, 50</text:span><text:span text:style-name="T62">th</text:span><text:span text:style-name="T126"> and 90</text:span><text:span text:style-name="T62">th</text:span><text:span text:style-name="T126"> percentile)</text:span><text:span text:style-name="T124">. </text:span><text:span text:style-name="T125">This study found significantly </text:span><text:span text:style-name="T126">greater upper trapezius</text:span><text:span text:style-name="T125"> muscle activity </text:span><text:span text:style-name="T126">in farm</text:span><text:span text:style-name="T125">workers who used a ladder as compared to those </text:span><text:span text:style-name="T126">who harvested apples</text:span><text:span text:style-name="T125"> in the platform-based team. </text:span><text:span text:style-name="T127">Moreover, f</text:span><text:span text:style-name="T125">armworkers’ muscle activity appeared to vary over time </text:span><text:span text:style-name="T127">of work</text:span><text:span text:style-name="T125">, depending on the harvesting equipment they used.</text:span></text:p>
      <text:p text:style-name="P37"><text:span text:style-name="T25">Keywords:</text:span><text:span text:style-name="T15"> a</text:span><text:span text:style-name="T16">nomaly detection</text:span><text:span text:style-name="T15">; electromyography; </text:span><text:span text:style-name="T16">horticulture</text:span></text:p>
      <text:h text:style-name="P54" text:outline-level="2"><text:span text:style-name="T113">1. </text:span><text:span text:style-name="T1">I</text:span>ntroduction</text:h>
      <text:p text:style-name="P10"><text:span text:style-name="T83">It has been nearly three decades that Latino migrant farmworkers have been seasonally employed to fill the gaps in agricultural labour shortage in the United States (Blank 1998). </text:span><text:span text:style-name="T84">Musculoskeletal pains were highly prevalent </text:span><text:span text:style-name="T86">in</text:span><text:span text:style-name="T84"> this population (Kearney et al., 2016), </text:span><text:span text:style-name="T86"><text:s/>particularly among women (Ramos et al., 2020), </text:span><text:span text:style-name="T87">and</text:span><text:span text:style-name="T85"> </text:span><text:span text:style-name="T87">the prevalence </text:span><text:span text:style-name="T85">w</text:span><text:span text:style-name="T87">ere</text:span><text:span text:style-name="T84"> found to be </text:span><text:soft-page-break/><text:span text:style-name="T84">associated with </text:span><text:span text:style-name="T87">common</text:span><text:span text:style-name="T85"> </text:span><text:span text:style-name="T87">repetitive and awkward </text:span><text:span text:style-name="T84">work </text:span><text:span text:style-name="T85">postures</text:span><text:span text:style-name="T84"> (Xiao et al., 2013), </text:span><text:span text:style-name="T86">which </text:span><text:span text:style-name="T87">often </text:span><text:span text:style-name="T86">occurred during harvesting </text:span><text:span text:style-name="T87">season</text:span><text:span text:style-name="T85"> </text:span><text:span text:style-name="T86">when the job demand </text:span><text:span text:style-name="T87">wa</text:span><text:span text:style-name="T86">s high.</text:span></text:p>
      <text:p text:style-name="P11"><text:span text:style-name="T75">Horticulture in North America is moving towards trellised architecture to facilitate the use of semi-automated orchard platforms. Such platforms can move through tree rows and transport workers who stand on it while performing their work activities such as thinning, pruning and harvesting fruits. The use of the platforms is expected to reduce risk of </text:span><text:span text:style-name="T87">musculoskeletal and</text:span><text:span text:style-name="T75"> fall injuries, </text:span><text:span text:style-name="T76">which are common in this type of work (Fathallah 2010),</text:span><text:span text:style-name="T75"> and to enable </text:span><text:span text:style-name="T87">more</text:span><text:span text:style-name="T75"> diverse </text:span><text:span text:style-name="T87">populations</text:span><text:span text:style-name="T75"> to work in orchards. However, </text:span><text:span text:style-name="T76">this technology</text:span><text:span text:style-name="T75"> might </text:span><text:span text:style-name="T76">also introduce </text:span><text:span text:style-name="T75">other unknown ergonomic risk due to the </text:span><text:span text:style-name="T76">work repetition and prolonged static work postures, especially at the shoulders.</text:span></text:p>
      <text:p text:style-name="P12"><text:span text:style-name="T76">Su</text:span><text:span text:style-name="T74">rface electromyography (EMG) is a non-invasive technique for measuring electrical activity from muscle contraction and relaxation. The amplitude of EMG, as root-mean-square (RMS), can be used as an estimator of muscular load. </text:span><text:span text:style-name="T76">Surface EMG has already been </text:span><text:span text:style-name="T78">proven and </text:span><text:span text:style-name="T76">used in previous research on ergonomic assessment. </text:span><text:span text:style-name="T79">For example, </text:span><text:span text:style-name="T77">Freivalds et al. (2006) simulated the tasks of carrying heavy fruit bucket while reaching over and down to pick fruits in laboratory, </text:span><text:span text:style-name="T79">indoor </text:span><text:span text:style-name="T77">environment, and measured upper trapezius EMG. </text:span><text:span text:style-name="T81">Meyer and Radwin (2007) also used surface EMG to measure muscle activity in trapezius as well as in erector spinae during simulated harvesting tasks on the ground, and made a comparison between stoop and prone postures. Additionally, </text:span><text:span text:style-name="T77">Jin et al. (2009) used </text:span><text:span text:style-name="T81">similar methods</text:span><text:span text:style-name="T77"> to measure low back muscle activity </text:span><text:span text:style-name="T78">during simulated harvesting tasks in kneeling, squatting, and stooping postures </text:span><text:span text:style-name="T79">in laboratory</text:span><text:span text:style-name="T78">. </text:span></text:p>
      <text:p text:style-name="P38"><text:span text:style-name="T17">Notwithstanding, surface EMG is difficult to </text:span><text:span text:style-name="T18">be </text:span><text:span text:style-name="T17">appl</text:span><text:span text:style-name="T18">ied</text:span><text:span text:style-name="T17"> in </text:span><text:span text:style-name="T19">real </text:span><text:span text:style-name="T17">orchards </text:span><text:span text:style-name="T19">or outdoor agricultural environment</text:span><text:span text:style-name="T17"> due to the fact that equipment including data logger, electrodes and cables may interfere with tasks, </text:span><text:span text:style-name="T19">and that perspiration makes the electrode to fall off easily</text:span><text:span text:style-name="T17">. </text:span><text:span text:style-name="T20">Thus, </text:span><text:span text:style-name="T18">to date,</text:span><text:span text:style-name="T20"> </text:span><text:span text:style-name="T18">there</text:span><text:span text:style-name="T20"> has been only a few field studies </text:span><text:span text:style-name="T18">that EMG was used</text:span><text:span text:style-name="T20">. </text:span><text:span text:style-name="T21">Among those studies,</text:span><text:span text:style-name="T20"> </text:span><text:span text:style-name="T180">Douphrate </text:span><text:soft-page-break/><text:span text:style-name="T180">et al. (2017) </text:span><text:span text:style-name="T181">applied </text:span><text:span text:style-name="T21">surface EMG </text:span><text:span text:style-name="T18">technique </text:span><text:span text:style-name="T184">was applied</text:span><text:span text:style-name="T18"> </text:span><text:span text:style-name="T20">to </text:span><text:span text:style-name="T18">evaluate muscle activity in upper trapezius, anterior deltoid, forearm flexors and forearm extensors in order to compare </text:span><text:span text:style-name="T21">different</text:span><text:span text:style-name="T18"> milking unit designs </text:span><text:span text:style-name="T184">(Douphrated et al., 2017)</text:span><text:span text:style-name="T18">. </text:span><text:span text:style-name="T22">In another</text:span><text:span text:style-name="T21"> observational study, surface EMG was used for estimating muscle activity in multiple muscle groups </text:span><text:span text:style-name="T22">during various agricultural tasks </text:span><text:span text:style-name="T21">(Fethke et al., 2020). Lastly</text:span><text:span text:style-name="T18">, </text:span><text:span text:style-name="T22">farmers’ erector spinae </text:span><text:span text:style-name="T23">EMG </text:span><text:span text:style-name="T22">were measured to evaluate</text:span><text:span text:style-name="T23"> muscle activity changes by the use of assistive device</text:span><text:span text:style-name="T18"> </text:span><text:span text:style-name="T22">(</text:span><text:span text:style-name="T18">Thamsuwan et al., 2020</text:span><text:span text:style-name="T24">a</text:span><text:span text:style-name="T18">)</text:span><text:span text:style-name="T23">.</text:span></text:p>
      <text:p text:style-name="P13"><text:span text:style-name="T80">G</text:span><text:span text:style-name="T82">iven the feasibility of surface EMG technique in the field, t</text:span><text:span text:style-name="T75">h</text:span><text:span text:style-name="T82">e</text:span><text:span text:style-name="T75"> </text:span><text:span text:style-name="T82">presented</text:span><text:span text:style-name="T75"> study a</text:span><text:span text:style-name="T82">ttempted to apply this existing technique to measure and evaluate upper trapezius muscle activity of farmworkers while harvesting apples with ladders and mobile orchard platforms. This study is the third and final part of the larger study, </text:span><text:span text:style-name="T76">continu</text:span><text:span text:style-name="T82">ing</text:span><text:span text:style-name="T76"> from part 1 </text:span><text:span text:style-name="T185">on workers’ back and upper arm posture</text:span><text:span text:style-name="T188"> </text:span><text:span text:style-name="T82">(Thamsuwan et al., 2020b)</text:span><text:span text:style-name="T76"> and part 2 </text:span><text:span text:style-name="T185">on arm repetition</text:span><text:span text:style-name="T76"> </text:span><text:span text:style-name="T82">(Thamsuwan et al., 2020c).</text:span></text:p>
      <text:h text:style-name="P54" text:outline-level="2"><text:span text:style-name="T113">2. </text:span>Methods</text:h>
      <text:h text:style-name="P57" text:outline-level="3"><text:span text:style-name="T113">2.1 </text:span>Participants and <text:span text:style-name="T55">w</text:span><text:span text:style-name="T54">ork </text:span><text:span text:style-name="T55">t</text:span>asks</text:h>
      <text:p text:style-name="P14"><text:span text:style-name="T28">Twenty-four farmworkers of one trellised orchard were recruited to participate in this study. They were divided into three groups. The first group used a ladder to pick apples from the full trees. They also carried </text:span><text:span text:style-name="T29">loads of apples in their bag from the trees to bins placed between <text:s/>tree rows. </text:span><text:span text:style-name="T28">The second group stood on </text:span><text:span text:style-name="T29">a</text:span><text:span text:style-name="T28"> mobile elevated orchard platform </text:span><text:span text:style-name="T29">while</text:span><text:span text:style-name="T28"> harvest</text:span><text:span text:style-name="T29">ing</text:span><text:span text:style-name="T28"> apples on the upper level of the trees. </text:span><text:span text:style-name="T29">The apples bins were already </text:span><text:span text:style-name="T185">placed</text:span><text:span text:style-name="T188"> </text:span><text:span text:style-name="T29">on the platform.</text:span><text:span text:style-name="T28"> </text:span><text:span text:style-name="T29">This group is denoted as </text:span><text:span text:style-name="T39">Pl</text:span><text:span text:style-name="T30">atform_elevated</text:span><text:span text:style-name="T29">. </text:span><text:span text:style-name="T28">The third group picked apples only at the lower level of the trees; they used neither ladder nor platform. </text:span><text:span text:style-name="T29">Similar to the ladder group, they had to carry apples in their bag from the trees to the bins. This last group of workers is denoted as </text:span><text:span text:style-name="T39">P</text:span><text:span text:style-name="T30">latform_ground</text:span><text:span text:style-name="T29"> because they were part of the team harvesting the rest of apples that the second group did not pick.</text:span></text:p>
      <text:p text:style-name="P15"><text:soft-page-break/><text:span text:style-name="T29">Due to instrumental errors during the </text:span><text:span text:style-name="T55">field </text:span><text:span text:style-name="T29">data acquisition, </text:span><text:span text:style-name="T55">EMG</text:span><text:span text:style-name="T29"> data were dropped from three ladder workers and from one </text:span><text:span text:style-name="T30">platform_ground</text:span><text:span text:style-name="T29"> worker. </text:span><text:span text:style-name="T88">T</text:span><text:span text:style-name="T41">he </text:span><text:span text:style-name="T89">demographic of </text:span><text:span text:style-name="T41">remaining participants </text:span><text:span text:style-name="T89">were</text:span><text:span text:style-name="T88"> </text:span><text:span text:style-name="T185">not</text:span><text:span text:style-name="T188"> </text:span><text:span text:style-name="T182">in</text:span><text:span text:style-name="T89">significantly different across the three groups. They had</text:span><text:span text:style-name="T88"> an average age </text:span><text:span text:style-name="T89">of </text:span><text:span text:style-name="T88">27.8 (SD = 2.6) years, weight of 77.1 (SD = 4.0) kg, and height of </text:span><text:span text:style-name="T89">172.9 (SD = 2.7) cm. </text:span><text:span text:style-name="T124">The study protocols had been approved by the university’s Human Subject’s Division Institutional Review Board. All the participants provided informed consent to participate in the study.</text:span></text:p>
      <text:h text:style-name="P57" text:outline-level="3"><text:span text:style-name="T113">2.2 </text:span><text:span text:style-name="T29">I</text:span>nstrumentati<text:span text:style-name="T54">on and </text:span><text:span text:style-name="T55">p</text:span><text:span text:style-name="T54">rotocol</text:span></text:h>
      <text:p text:style-name="P16"><text:span text:style-name="T55">EMG in right and left u</text:span><text:span text:style-name="T41">pper trapezius </text:span><text:span text:style-name="T55">muscles</text:span><text:span text:style-name="T41"> was collected at 1,000 Hz for </text:span><text:span text:style-name="T55">an</text:span><text:span text:style-name="T41"> entire 8-hour work day </text:span><text:span text:style-name="T55">with a 30-minute break</text:span><text:span text:style-name="T41">. </text:span><text:span text:style-name="T42">As shown in </text:span><text:span text:style-name="T43">Figure 1</text:span><text:span text:style-name="T42">, d</text:span><text:span text:style-name="T41">ifferential electrode pairs were placed </text:span><text:span text:style-name="T42">one centimetre</text:span><text:span text:style-name="T41"> distally from the mid point</text:span><text:span text:style-name="T55">s</text:span><text:span text:style-name="T41"> between the spine level C7 and the acromion</text:span><text:span text:style-name="T55">s</text:span><text:span text:style-name="T41">. </text:span><text:span text:style-name="T55">T</text:span><text:span text:style-name="T42">he bi-polar electrodes were placed next to each other with the </text:span><text:span text:style-name="T55">i</text:span><text:span text:style-name="T42">nter-electrode distance of two centimetres according to the recommendation by Jensen et al. (1993). </text:span><text:span text:style-name="T53">G</text:span><text:span text:style-name="T42">round electrodes were placed over the bone </text:span><text:span text:style-name="T55">and tendons </text:span><text:span text:style-name="T42">of the acromions.</text:span></text:p>
      <text:p text:style-name="P34">[Insert Figure 1 here]</text:p>
      <text:p text:style-name="P17"><text:span text:style-name="T42">T</text:span><text:span text:style-name="T52">he skin-electrode interfaces were prepared by cleaning the skin with alcohol wipe to remove dead cells and applying sweat-resistant adhesive over the area around skin-electrode contact <text:s/>prior to attaching the electrodes. Single-use disposable pre-gelled electrodes (</text:span><text:span text:style-name="T31">Blue Sensor N; Ambu; Ballerup, Denmark</text:span><text:span text:style-name="T52">) were </text:span><text:span text:style-name="T53">attached and </text:span><text:span text:style-name="T52">secured to the participants with medical tapes, </text:span><text:span text:style-name="T53">and were connected to a battery-powered portable data logger (</text:span><text:span text:style-name="T32">Biomonitor ME6000; Mega Electronics Ltd.; Kuopio, Finland</text:span><text:span text:style-name="T53">) through cables. The data were recorded to </text:span><text:span text:style-name="T186">a</text:span><text:span text:style-name="T189"> </text:span><text:span text:style-name="T53">2MB compact flash memory card in the data logger. The data logger was put into the small pocket which the participants carried throughout the day.</text:span></text:p>
      <text:p text:style-name="P18"><text:span text:style-name="T55">Since</text:span><text:span text:style-name="T54"> individual factors such as skin impedance, adipose tissue and the cross-sectional area of muscle fibres can impact the measured </text:span><text:span text:style-name="T55">EMG</text:span><text:span text:style-name="T54"> voltages, the recorded amplitude had to be </text:span><text:soft-page-break/><text:span text:style-name="T54">normalized, i.e., calibrated to a reference. Three submaximal reference voluntary contraction (RVC) trials were performed by each participant at the beginning of their work day. During the RVC, the participants stood upright, held their arms straight </text:span><text:span text:style-name="T55">parallel to the ground and carried a 0.91-kg dumbbell in each hand. The RVC trials lasted for 30 seconds with at least 5-second breaks between each trial. </text:span></text:p>
      <text:h text:style-name="P57" text:outline-level="3"><text:span text:style-name="T113">2.3 </text:span>Data processing</text:h>
      <text:p text:style-name="P19"><text:span text:style-name="T56">First, r</text:span><text:span text:style-name="T55">aw EMG</text:span><text:span text:style-name="T56"> signals were filtered with a second-order Butterworth dual-pass band-pass between 10-350 Hz. The filtered signals were partitioned into 125-millisecond </text:span><text:span text:style-name="T65">overlapping </text:span><text:span text:style-name="T56">windows of which </text:span><text:span text:style-name="T65">RMS </text:span><text:span text:style-name="T56">amplitudes were calculated. </text:span><text:span text:style-name="T57">Then EMG data were summarized for each one second with the following parameters:</text:span></text:p>
      <text:list xml:id="list2152043470" text:style-name="L2">
        <text:list-item>
          <text:p text:style-name="P64">mean power frequency</text:p>
        </text:list-item>
        <text:list-item>
          <text:p text:style-name="P65">median power frequency</text:p>
        </text:list-item>
        <text:list-item>
          <text:p text:style-name="P65"><text:span text:style-name="T57">m</text:span>ean of RMS amplitude</text:p>
        </text:list-item>
        <text:list-item>
          <text:p text:style-name="P65">standard deviation of RMS amplitude</text:p>
        </text:list-item>
        <text:list-item>
          <text:p text:style-name="P65">skewness of RMS amplitude</text:p>
        </text:list-item>
        <text:list-item>
          <text:p text:style-name="P65">kurtosis of RMS amplitude</text:p>
        </text:list-item>
        <text:list-item>
          <text:p text:style-name="P66"><text:span text:style-name="T56">0</text:span><text:span text:style-name="T58">th</text:span> percentile (or minimum) <text:span text:style-name="T65">of RMS amplitude</text:span></text:p>
        </text:list-item>
        <text:list-item>
          <text:p text:style-name="P67"><text:span text:style-name="T57">1</text:span><text:span text:style-name="T63">st</text:span><text:span text:style-name="T57"> percentile </text:span><text:span text:style-name="T65">of RMS amplitude</text:span></text:p>
        </text:list-item>
        <text:list-item>
          <text:p text:style-name="P66">2.5<text:span text:style-name="T58">th</text:span> percentile <text:span text:style-name="T65">of RMS amplitude</text:span></text:p>
        </text:list-item>
        <text:list-item>
          <text:p text:style-name="P66">5<text:span text:style-name="T58">th</text:span> percentile <text:span text:style-name="T65">of RMS amplitude</text:span></text:p>
        </text:list-item>
        <text:list-item>
          <text:p text:style-name="P66">10<text:span text:style-name="T58">th</text:span> percentile <text:span text:style-name="T65">of RMS amplitude</text:span></text:p>
        </text:list-item>
        <text:list-item>
          <text:p text:style-name="P66">25<text:span text:style-name="T58">th</text:span> percentile (or 1<text:span text:style-name="T58">st</text:span> quartile) <text:span text:style-name="T65">of RMS amplitude</text:span></text:p>
        </text:list-item>
        <text:list-item>
          <text:p text:style-name="P66">50<text:span text:style-name="T58">th</text:span> percentile (or median) <text:span text:style-name="T65">of RMS amplitude</text:span></text:p>
        </text:list-item>
        <text:list-item>
          <text:p text:style-name="P66">75<text:span text:style-name="T58">th</text:span> percentile (or 3<text:span text:style-name="T58">rd</text:span> quartile) <text:span text:style-name="T65">of RMS amplitude</text:span></text:p>
        </text:list-item>
        <text:list-item>
          <text:p text:style-name="P66">90<text:span text:style-name="T58">th</text:span> percentile <text:span text:style-name="T65">of RMS amplitude</text:span></text:p>
        </text:list-item>
        <text:list-item>
          <text:p text:style-name="P66"><text:soft-page-break/>95<text:span text:style-name="T58">th</text:span> percentile <text:span text:style-name="T65">of RMS amplitude</text:span></text:p>
        </text:list-item>
        <text:list-item>
          <text:p text:style-name="P66">97.5<text:span text:style-name="T58">th</text:span> percentile <text:span text:style-name="T65">of RMS amplitude</text:span></text:p>
        </text:list-item>
        <text:list-item>
          <text:p text:style-name="P65"><text:span text:style-name="T65">9</text:span>9<text:span text:style-name="T58">th</text:span> percentile<text:span text:style-name="T57"> </text:span>of RMS amplitude</text:p>
        </text:list-item>
        <text:list-item>
          <text:p text:style-name="P66">100<text:span text:style-name="T58">th</text:span> percentile (or maximum) <text:span text:style-name="T65">of RMS amplitude</text:span></text:p>
        </text:list-item>
      </text:list>
      <text:p text:style-name="P20"><text:span text:style-name="T65">The nineteen parameters obtained through the data pre-processing were used </text:span><text:span text:style-name="T66">as input </text:span><text:span text:style-name="T65">for detecting various types of anomalies, notably the loss of contact between skins and surface electrodes as well as the occasions when harvesting equipment like an apple bag or a ladder touched or pressed the electrodes but errors had not been removed with previous filtering. P</text:span><text:span text:style-name="T66">rincipal component analysis were conducted muscle by muscle. Three principal components could explain over 88-94% of the variances in both sides of upper trapezius in all participants; thus, they were used for identifying the anomalies.</text:span></text:p>
      <text:p text:style-name="P5">Two different techniques were employed for identifying anomalies. One was to consider data points that were outliers of the three principal components, <text:span text:style-name="T67">i.e., </text:span>smaller than Q1 – 1.5*IQR <text:span text:style-name="T67">or larger than Q3 + 1.5*IQR. The other way was to use k-means clustering with k = 2, 3, or 4 to separate errors from good data then to visualize the clusters for verification. An example of anomalies detected using the two techniques are shown in </text:span><text:span text:style-name="T44">Figure 2</text:span><text:span text:style-name="T67">. </text:span><text:span text:style-name="T65">O</text:span><text:span text:style-name="T67">nce possible errors were detected and verified, the </text:span><text:span text:style-name="T68">specific </text:span><text:span text:style-name="T67">portions of data corresponding to the</text:span><text:span text:style-name="T68">se</text:span><text:span text:style-name="T67"> errors were removed. </text:span></text:p>
      <text:p text:style-name="P34">[Insert Figure 2 here]</text:p>
      <text:p text:style-name="P21"><text:span text:style-name="T68">Finally, the rest of EMG data were re-sampled as multiple 10-minute intervals throughout the participants’ work period. The static, median, and peak muscle activity were extracted from each interval as the 10</text:span><text:span text:style-name="T64">th</text:span><text:span text:style-name="T68">, 50</text:span><text:span text:style-name="T64">th</text:span><text:span text:style-name="T68"> and 90</text:span><text:span text:style-name="T64">th</text:span><text:span text:style-name="T68"> percentile of the RMS amplitudes, respectively. </text:span><text:span text:style-name="T90">These three parameters were divided by the mean of RMS amplitude during the RVC. The median values among the three RVC were used as the denominators. That is, the </text:span><text:span text:style-name="T68">10</text:span><text:span text:style-name="T64">th</text:span><text:span text:style-name="T68">, 50</text:span><text:span text:style-name="T64">th</text:span><text:span text:style-name="T68"> and 90</text:span><text:span text:style-name="T64">th</text:span><text:span text:style-name="T68"> percentile of the RMS amplitudes </text:span><text:span text:style-name="T90">were normalized as %RVC.</text:span></text:p>
      <text:h text:style-name="P57" text:outline-level="3"><text:soft-page-break/><text:span text:style-name="T113">2.4 </text:span>Statistical analysis</text:h>
      <text:p text:style-name="P22"><text:span text:style-name="T69">In this study, the effect of harvesting equipment were to be tested in </text:span><text:span text:style-name="T39">L</text:span><text:span text:style-name="T40">eft (non-dominant) </text:span><text:span text:style-name="T69">and </text:span><text:span text:style-name="T39">R</text:span><text:span text:style-name="T40">ight (dominant)</text:span><text:span text:style-name="T69"> upper trapezius. That is, the </text:span><text:span text:style-name="T71">dependent variables were</text:span><text:span text:style-name="T69"> static, median and peak muscle activity, </text:span><text:span text:style-name="T71">and</text:span><text:span text:style-name="T69"> </text:span><text:span text:style-name="T71">t</text:span><text:span text:style-name="T69">he independent variables included the fixed effects of equipment (</text:span><text:span text:style-name="T39">L</text:span><text:span text:style-name="T40">adder, </text:span><text:span text:style-name="T39">P</text:span><text:span text:style-name="T40">latform_elevated, </text:span><text:span text:style-name="T39">P</text:span><text:span text:style-name="T40">latform_ground</text:span><text:span text:style-name="T69">), muscle side, and work time, and the random effect of the subjects.</text:span></text:p>
      <text:p text:style-name="P23"><text:span text:style-name="T80">The m</text:span><text:span text:style-name="T71">uscle activity</text:span><text:span text:style-name="T69"> </text:span><text:span text:style-name="T71">parameters </text:span><text:span text:style-name="T69">and their log-transformed ones were not normally distributed, </text:span><text:span text:style-name="T80">according to the Shapiro-Wilk tests,</text:span><text:span text:style-name="T69"> and had non-uniform variances; </text:span><text:span text:style-name="T80">therefore</text:span><text:span text:style-name="T71">, the data did not meet the assumptions for </text:span><text:span text:style-name="T80">conducting an</text:span><text:span text:style-name="T71"> </text:span><text:span text:style-name="T69">ANOVA. Moreover, non-parametric tests like Wilcoxon signed-rank test </text:span><text:span text:style-name="T71">and</text:span><text:span text:style-name="T69"> Kruskal-Wallis test could not be used because </text:span><text:span text:style-name="T70">of</text:span><text:span text:style-name="T69"> the random effect </text:span><text:span text:style-name="T71">from subject</text:span><text:span text:style-name="T69"> </text:span><text:span text:style-name="T70">in other words,</text:span><text:span text:style-name="T69"> grouped data were not independent. </text:span><text:span text:style-name="T71">Furthermore, </text:span><text:span text:style-name="T72">another </text:span><text:span text:style-name="T71">non-parametric Friedman test could not be used because this study did not use repeated measures design.</text:span></text:p>
      <text:p text:style-name="P24"><text:span text:style-name="T70">Instead, </text:span><text:span text:style-name="T71">it is most appropriate to use </text:span><text:span text:style-name="T70">g</text:span><text:span text:style-name="T69">eneralized </text:span><text:span text:style-name="T70">a</text:span><text:span text:style-name="T69">dditive </text:span><text:span text:style-name="T70">m</text:span><text:span text:style-name="T69">ixed </text:span><text:span text:style-name="T70">m</text:span><text:span text:style-name="T69">odels</text:span><text:span text:style-name="T70">. </text:span><text:span text:style-name="T73">Since the dependent variables, i.e., the </text:span><text:span text:style-name="T68">10</text:span><text:span text:style-name="T64">th</text:span><text:span text:style-name="T68">, 50</text:span><text:span text:style-name="T64">th</text:span><text:span text:style-name="T68"> and 90</text:span><text:span text:style-name="T64">th</text:span><text:span text:style-name="T68"> percentile of the RMS amplitudes, </text:span><text:span text:style-name="T73">were originally skewed right, they were log-transformed to obtain heavy-tailed distributions that otherwise could have been modelled as Gaussian. Then the log-transformed data were modelled with the scaled t distributions. </text:span><text:span text:style-name="T174">All the statistical analysis was conducted using R programming language. </text:span><text:span text:style-name="T93">The tests were considered statistically significant at p &lt; 0.05.</text:span></text:p>
      <text:h text:style-name="P54" text:outline-level="2"><text:span text:style-name="T113">3. </text:span>Results</text:h>
      <text:p text:style-name="P21"><text:span text:style-name="T90">Muscle activity normalized as %RVC is presented in </text:span><text:span text:style-name="T45">Figure 3</text:span><text:span text:style-name="T90">. Generally, all the static, median and peak muscle activities had similar pattern where </text:span><text:span text:style-name="T91">ladder</text:span><text:span text:style-name="T90"> workers had wider variation </text:span><text:span text:style-name="T93">than the other two platform-based groups. </text:span><text:span text:style-name="T94">This could be naturally due to the fewer number of data points, i.e. participants. In addition, </text:span><text:span text:style-name="T46">Figure 3</text:span><text:span text:style-name="T94"> suggested that the muscle activity parameters in the right or dominant side of upper trapezius of ladder workers could be higher than ones in </text:span><text:soft-page-break/><text:span text:style-name="T94">the left or non-dominant side, and ones in the other participant groups. Hence, an equipment-muscle interaction term was added into the statistical analysis.</text:span></text:p>
      <text:p text:style-name="P34">[Insert Figure 3 here]</text:p>
      <text:p text:style-name="P25"><text:span text:style-name="T94">Based on the generalized additive mixed models, </text:span><text:span text:style-name="T95">harvesting method had a significant effect on the muscle activity. Specifically, </text:span><text:span text:style-name="T96">with negative coefficients of model estimates as shown in </text:span><text:span text:style-name="T47">Table 1-3</text:span><text:span text:style-name="T96">, participants</text:span><text:span text:style-name="T95"> harvesting apples on the mobile elevated platform (</text:span><text:span text:style-name="T33">Platform_elevated</text:span><text:span text:style-name="T95">) had less static, median and peak muscle activity than those using ladders. Moreover, workers who harvested apples from the lower level </text:span><text:span text:style-name="T96">of trees</text:span><text:span text:style-name="T95"> without using a ladder or standing on the platform (</text:span><text:span text:style-name="T33">Platform_ground</text:span><text:span text:style-name="T95">) had even </text:span><text:span text:style-name="T96">much less</text:span><text:span text:style-name="T95"> static, median and peak muscle activity than those using ladders. </text:span></text:p>
      <text:p text:style-name="P34">[Insert Table 1, Table 2, and Table 3 here]</text:p>
      <text:p text:style-name="P25"><text:span text:style-name="T97">Another significant factor affecting the muscle activity was the time of work. </text:span><text:span text:style-name="T117">The negative coefficients shown in </text:span><text:span text:style-name="T48">Table 1-3</text:span><text:span text:style-name="T117"> suggested that</text:span><text:span text:style-name="T97"> the longer or later in the day implied the smaller static, median and peak muscle activity. </text:span><text:span text:style-name="T117">However, when separated the visualization by the equipment </text:span><text:span text:style-name="T118">and muscle side</text:span><text:span text:style-name="T117">, an opposite phenomenon, i.e., increase</text:span><text:span text:style-name="T118">s</text:span><text:span text:style-name="T117"> </text:span><text:span text:style-name="T118">in</text:span><text:span text:style-name="T117"> muscle activity, was found in the </text:span><text:span text:style-name="T34">Right(dominant)</text:span><text:span text:style-name="T118"> trapezius of the</text:span><text:span text:style-name="T117"> </text:span><text:span text:style-name="T35">Platform_elevated</text:span><text:span text:style-name="T117"> </text:span><text:span text:style-name="T118">participant </text:span><text:span text:style-name="T117">group </text:span><text:span text:style-name="T118">(</text:span><text:span text:style-name="T49">Figure 4</text:span><text:span text:style-name="T118">)</text:span><text:span text:style-name="T117">. </text:span><text:span text:style-name="T118">The interaction effect between the equipment and time were statistically significant whereas the interaction between the muscle side and time were not (</text:span><text:span text:style-name="T49">Table 1-3</text:span><text:span text:style-name="T118">).</text:span></text:p>
      <text:p text:style-name="P34">[Insert Figure 4 here]</text:p>
      <text:p text:style-name="P26"><text:span text:style-name="T95">O</text:span><text:span text:style-name="T97">n a contrary, muscle activity of </text:span><text:span text:style-name="T36">Right(dominant)</text:span><text:span text:style-name="T92"> and </text:span><text:span text:style-name="T36">Left(non-dominant)</text:span><text:span text:style-name="T97"> </text:span><text:span text:style-name="T98">upper </text:span><text:span text:style-name="T97">trapezius were not significantly different. Neither did the interaction</text:span><text:span text:style-name="T98">s</text:span><text:span text:style-name="T97"> between the muscle side and the equipment used. </text:span><text:span text:style-name="T98">These results were all similar for static, median and peak muscle activity</text:span><text:span text:style-name="T97">.</text:span></text:p>
      <text:h text:style-name="P54" text:outline-level="2"><text:soft-page-break/><text:span text:style-name="T113">4. </text:span>Discussions</text:h>
      <text:h text:style-name="P58" text:outline-level="3"><text:span text:style-name="T113">4.1 </text:span>Instrumentation, error detection and removals</text:h>
      <text:p text:style-name="P6"><text:span text:style-name="T82">T</text:span>his study measured EMG in a challenging environment. Perspiration and the interference of apple bags and ladders on the shoulder caused the EMG electrodes to come off participants’ skin. <text:span text:style-name="T99">The issue of electrodes losing the contact to the skin was discovered at the end of work shift so it is important to analyze the EMG signals in the way that can find the time when this happened to be able to retain the rest of the data. Occasional anomalies due to mechanical factors, such as shear and compressive forces on the electrodes, could also be detected and removed. The uses of principal component analysis and clustering, mentioned in the method section, helped identifying specific errors and eliminated the need to drop the entire data from certain participants.</text:span></text:p>
      <text:h text:style-name="P57" text:outline-level="3"><text:span text:style-name="T113">4.2 </text:span>EMG normalization <text:span text:style-name="T93">to RVC</text:span></text:h>
      <text:p text:style-name="P27"><text:span text:style-name="T111">An </text:span><text:span text:style-name="T102">RVC </text:span><text:span text:style-name="T109">activity </text:span><text:span text:style-name="T102">was </text:span><text:span text:style-name="T109">chosen </text:span><text:span text:style-name="T111">in this study</text:span><text:span text:style-name="T109"> </text:span><text:span text:style-name="T111">instead of </text:span><text:span text:style-name="T100">maximal </text:span><text:span text:style-name="T102">voluntary contraction (MVC) </text:span><text:span text:style-name="T111">in order </text:span><text:span text:style-name="T102">to minimize the risk of shoulder injuries prior to the data collection. </text:span><text:span text:style-name="T109">This RVC </text:span><text:span text:style-name="T111">measure </text:span><text:span text:style-name="T109">could simulate scapular elevation under submaximal load. </text:span><text:span text:style-name="T110">This load was uniform across all participants. </text:span><text:span text:style-name="T111">In other words,</text:span><text:span text:style-name="T110"> all the workers’ muscular loads were calibrated to a </text:span><text:span text:style-name="T111">similar and</text:span><text:span text:style-name="T110"> specific </text:span><text:span text:style-name="T111">muscular demand,</text:span><text:span text:style-name="T110"> rather than against their own muscular capability </text:span><text:span text:style-name="T111">like with the </text:span><text:span text:style-name="T102">MVC, </text:span><text:span text:style-name="T110">which varies depending on individual. </text:span><text:span text:style-name="T102">The researcher</text:span><text:span text:style-name="T109">s</text:span><text:span text:style-name="T102"> did not use MVC </text:span><text:span text:style-name="T111">because it could have</text:span><text:span text:style-name="T109"> cause</text:span><text:span text:style-name="T111">d</text:span><text:span text:style-name="T109"> fatigue on the participants </text:span><text:span text:style-name="T111">(Oberg 1995; </text:span><text:span text:style-name="T112">Minning et al., 2007</text:span><text:span text:style-name="T111">) </text:span><text:span text:style-name="T109">who were going to work </text:span><text:span text:style-name="T183">to</text:span><text:span text:style-name="T109"> </text:span><text:span text:style-name="T187">for</text:span><text:span text:style-name="T190"> </text:span><text:span text:style-name="T109">the entire day right after. </text:span><text:span text:style-name="T112">Meanwhile, various submaximal RVC procedures were proven with reliability (Attebrant et al., 1995; Jackson et al., 2009).</text:span></text:p>
      <text:h text:style-name="P59" text:outline-level="3"><text:span text:style-name="T113">4.</text:span><text:span text:style-name="T175">3</text:span><text:span text:style-name="T113"> </text:span>I<text:span text:style-name="T115">nterpretation of findings, and i</text:span>mplication to industry</text:h>
      <text:p text:style-name="P28"><text:span text:style-name="T101">New technology, mobile elevated orchard platform has a potential to improve work conditions. This current study was added to the previous studies that already showed the mitigation of non-neutral work postures (Thamsuwan et al., 2020b) and repetitive motions (Thamsuwan et </text:span><text:soft-page-break/><text:span text:style-name="T101">al., 2020c) by the use of the platform. </text:span><text:span text:style-name="T100">The results from this study </text:span><text:span text:style-name="T101">further </text:span><text:span text:style-name="T100">demonstrated the </text:span><text:span text:style-name="T101">platform’s</text:span><text:span text:style-name="T100"> benefits</text:span><text:span text:style-name="T101">; that is</text:span><text:span text:style-name="T100">, muscular load </text:span><text:span text:style-name="T122">demand in harvesting fruits with a ladder </text:span><text:span text:style-name="T100">could be </text:span><text:span text:style-name="T122">mitigated</text:span><text:span text:style-name="T100"> </text:span><text:span text:style-name="T122">by adopting the use of mobile elevated orchard platform. This could ultimately lead</text:span><text:span text:style-name="T100"> to the reduction of risk of shoulder injuries.</text:span></text:p>
      <text:p text:style-name="P29"><text:span text:style-name="T100">A</text:span><text:span text:style-name="T116">dditionally, </text:span><text:span text:style-name="T122">as</text:span><text:span text:style-name="T116"> this study </text:span><text:span text:style-name="T122">also</text:span><text:span text:style-name="T116"> found that time throughout the work shift significantly affected the farmworkers’ shoulder muscle activity </text:span><text:span text:style-name="T122">(</text:span><text:span text:style-name="T50">Table 1-3</text:span><text:span text:style-name="T122">), </text:span><text:span text:style-name="T123">orchard managers may consider this information when design the schedule of work shift</text:span><text:span text:style-name="T116">. </text:span><text:span text:style-name="T119">From the results shown in </text:span><text:span text:style-name="T51">Figure 4</text:span><text:span text:style-name="T119">, muscle activity seemed to be stable during the first two </text:span><text:span text:style-name="T120">and half </text:span><text:span text:style-name="T119">hours of work. Afterwards, muscle activity measured from the ladder workers reduced; this could have been due to their tiredness or fatigue. In contrast, there was an increase in muscle activity of the right upper trapezius among workers harvesting on the platform. This effect might be due to the fact that, </text:span><text:span text:style-name="T122">at this time,</text:span><text:span text:style-name="T119"> workers resumed their work after </text:span><text:span text:style-name="T121">a </text:span><text:span text:style-name="T119">30-minute </text:span><text:span text:style-name="T123">rest</text:span><text:span text:style-name="T119">. </text:span><text:span text:style-name="T123">Thus, i</text:span><text:span text:style-name="T121">ntroducing </text:span><text:span text:style-name="T122">intermittent</text:span><text:span text:style-name="T121"> breaks </text:span><text:span text:style-name="T122">may </text:span><text:span text:style-name="T176">be helpful.</text:span></text:p>
      <text:h text:style-name="P57" text:outline-level="3"><text:span text:style-name="T113">4.</text:span><text:span text:style-name="T175">4</text:span><text:span text:style-name="T113"> </text:span>Limitation<text:span text:style-name="T102">s and lessons learned</text:span></text:h>
      <text:p text:style-name="P30"><text:span text:style-name="T103">First and foremost, it was inevitable that </text:span><text:span text:style-name="T102">researchers asked the participants to avoid </text:span><text:span text:style-name="T103">carrying</text:span><text:span text:style-name="T102"> </text:span><text:span text:style-name="T103">a</text:span><text:span text:style-name="T102"> ladder on their shoulder to keep the electrode</text:span><text:span text:style-name="T103">s</text:span><text:span text:style-name="T102"> intact. This could have changed the nature of their work. </text:span><text:span text:style-name="T103">Handling and re-positioning a ladder is considered as part of harvesting tasks in horticulture. </text:span><text:span text:style-name="T104">Nevertheless, when breaking down into sub-tasks with time-motion study, moving ladder accounted for only 7% of total work time (Zhang et al., 2019). Thus, the change in how the participants carried the ladder was expected to marginally affect the muscular load.</text:span></text:p>
      <text:p text:style-name="P31"><text:span text:style-name="T105">Secondly, although all the participants were recruited from the same orchard and at the same time, one constraint for the </text:span><text:span text:style-name="T37">Ladder</text:span><text:span text:style-name="T105"> group was their experience harvesting with ladders. At the study site, only the platform was used in the season and several of the migrant workers never had experience working with ladders </text:span><text:span text:style-name="T106">so they could only be assigned to the </text:span><text:span text:style-name="T38">Platform_elevated</text:span><text:span text:style-name="T106"> </text:span><text:soft-page-break/><text:span text:style-name="T106">or </text:span><text:span text:style-name="T38">Platform_ground</text:span><text:span text:style-name="T106"> group. Still, their</text:span><text:span text:style-name="T104"> </text:span><text:span text:style-name="T106">differences</text:span><text:span text:style-name="T104"> in terms of demographic and anthropometr</text:span><text:span text:style-name="T106">ic characteristics</text:span><text:span text:style-name="T104"> </text:span><text:span text:style-name="T106">were not statistically significant.</text:span></text:p>
      <text:p text:style-name="P32"><text:span text:style-name="T104">Lastly, the </text:span><text:span text:style-name="T103">presence of researchers in the field </text:span><text:span text:style-name="T108">during regular work hour could have created a </text:span><text:span text:style-name="T107">systematic bias. </text:span><text:span text:style-name="T108">The participants might have worked differently from the way they normally did. However, for the purpose of comparison across different equipment, th</text:span><text:span text:style-name="T109">is bias is expected to be similar across the participant groups.</text:span></text:p>
      <text:h text:style-name="P54" text:outline-level="2"><text:span text:style-name="T113">5. </text:span>Conclusion</text:h>
      <text:p text:style-name="P33"><text:span text:style-name="T101">Exposures to risk factors of work-related musculoskeletal disorders are unique in </text:span><text:span text:style-name="T114">horticulture</text:span><text:span text:style-name="T101"> due to the diversity of work tasks; </text:span><text:span text:style-name="T114">thus, the methodology to assess such ergonomic risks had to be customized. In this study, EMG technique was used to evaluate shoulder muscular load on upper trapezius. Upon removing anomalies due to challenges in field measurement, EMG data suggested that static, median and peak muscle activity in </text:span><text:span text:style-name="T115">w</text:span><text:span text:style-name="T114">orkers using ladders </text:span><text:span text:style-name="T115">were higher than those working in the platform-based team. This finding supports the adoption of the mobile elevated orchard platform as it could reduce the risk of shoulder injuries.</text:span></text:p>
      <text:h text:style-name="P54" text:outline-level="2">References</text:h>
      <text:p text:style-name="P39"><text:span text:style-name="T11">Attebrant, M., Mathiassen, S. E., </text:span><text:span text:style-name="T12">&amp; </text:span><text:span text:style-name="T11">Winkel, J. </text:span><text:span text:style-name="T12">(</text:span><text:span text:style-name="T11">1995</text:span><text:span text:style-name="T12">)</text:span><text:span text:style-name="T11">. Normalizing upper trapezius EMG </text:span><text:span text:style-name="T131">amplitude: Comparison of ramp and constant force procedures. </text:span><text:span text:style-name="T146">Journal of Electromyography and Kinesiology</text:span><text:span text:style-name="T131">, 5(4), 245-250. </text:span><text:span text:style-name="T135">https://doi.org/</text:span><text:a xlink:type="simple" xlink:href="https://doi.org/10.1016/1050-6411(95)00005-4" office:target-frame-name="_blank" xlink:show="new" text:style-name="Internet_20_link" text:visited-style-name="Visited_20_Internet_20_Link"><text:span text:style-name="T130">10.1016/1050-6411(95)00005-4</text:span></text:a></text:p>
      <text:p text:style-name="P40"><text:span text:style-name="T163">Blank, </text:span><text:span text:style-name="T167">S. C. </text:span><text:span text:style-name="T168">(</text:span><text:span text:style-name="T167">1998</text:span><text:span text:style-name="T168">)</text:span><text:span text:style-name="T167">. </text:span><text:span text:style-name="T172">The end of agriculture in American portfolio</text:span><text:span text:style-name="T167">, Quorum Books, Westport, CT.</text:span></text:p>
      <text:p text:style-name="P43"><text:span text:style-name="T128">Douphrate, D. I., Fethke, N. B., Nonnenmann, M. W., Rodriguez, A., Hagevoort, R., </text:span><text:span text:style-name="T136">&amp; </text:span><text:span text:style-name="T128">Gimeno Ruiz de Porras, D. </text:span><text:span text:style-name="T136">(</text:span><text:span text:style-name="T128">2017</text:span><text:span text:style-name="T136">)</text:span><text:span text:style-name="T128">. Full-shift and task-specific upper extremity muscle activity </text:span><text:soft-page-break/><text:span text:style-name="T128">among US large-herd dairy parlour workers. </text:span><text:span text:style-name="T144">Ergonomics</text:span><text:span text:style-name="T128">, 60(8), 1042-1054. </text:span><text:span text:style-name="T129"><text:s/></text:span><text:span text:style-name="T136">https://doi.org/</text:span><text:span text:style-name="T128">10.1080/00140139.2016.1262464</text:span></text:p>
      <text:p text:style-name="P46"><text:span text:style-name="T153">Fathallah, F. A. </text:span><text:span text:style-name="T155">(</text:span><text:span text:style-name="T153">2010</text:span><text:span text:style-name="T155">)</text:span><text:span text:style-name="T153">. Musculoskeletal disorders in labor-intensive agriculture. </text:span><text:span text:style-name="T160">Applied </text:span><text:span text:style-name="T161">E</text:span><text:span text:style-name="T160">rgonomics</text:span><text:span text:style-name="T153">, 41(6), 738-</text:span><text:span text:style-name="T154">7</text:span><text:span text:style-name="T153">43. </text:span><text:span text:style-name="T155">https://doi.org/</text:span><text:span text:style-name="T134">10.1016/j.apergo.2010.03.003</text:span></text:p>
      <text:p text:style-name="P46"><text:span text:style-name="T132">Fethke, N</text:span><text:span text:style-name="T131">.</text:span><text:span text:style-name="T132"> B., Shall Jr, M</text:span><text:span text:style-name="T131">.</text:span><text:span text:style-name="T132"> C., Chen, H</text:span><text:span text:style-name="T131">.</text:span><text:span text:style-name="T132">, Branch, C</text:span><text:span text:style-name="T131">.</text:span><text:span text:style-name="T132"> A., </text:span><text:span text:style-name="T135">&amp; </text:span><text:span text:style-name="T132">Merlino, L</text:span><text:span text:style-name="T131">.</text:span><text:span text:style-name="T132"> A., </text:span><text:span text:style-name="T135">(</text:span><text:span text:style-name="T132">2020</text:span><text:span text:style-name="T135">)</text:span><text:span text:style-name="T132">. Biomechanical factors during common agricultural activities: Results of on-farm exposure assessments using direct measurement methods. </text:span><text:span text:style-name="T147">Journal of Occupational and Environmental Hygiene</text:span><text:span text:style-name="T132">, 17(2-3), </text:span><text:span text:style-name="T131">85-96.</text:span><text:span text:style-name="T132"> </text:span><text:span text:style-name="T135">https://doi.org/</text:span><text:a xlink:type="simple" xlink:href="https://doi.org/10.1080/15459624.2020.1717502" text:style-name="Internet_20_link" text:visited-style-name="Visited_20_Internet_20_Link"><text:span text:style-name="T130">10.1080/15459624.2020.1717502</text:span></text:a></text:p>
      <text:p text:style-name="P44"><text:span text:style-name="T150">Freivalds, A., </text:span><text:span text:style-name="T151">Park, S., Lee, C., Earle-Richardson, G., Mason, C., </text:span><text:span text:style-name="T152">&amp; </text:span><text:span text:style-name="T151">May, J. J.</text:span><text:span text:style-name="T150"> </text:span><text:span text:style-name="T152">(</text:span><text:span text:style-name="T150">2006</text:span><text:span text:style-name="T152">)</text:span><text:span text:style-name="T150">. Effect of belt/bucket interface in apple harvesting. </text:span><text:span text:style-name="T159">International Journal of Industrial Ergonomics</text:span><text:span text:style-name="T150">, 36(11), 1005-1010. </text:span><text:span text:style-name="T152">https://doi.org/</text:span><text:span text:style-name="T151">10.1016/j.ergon.2006.08.005</text:span></text:p>
      <text:p text:style-name="P46"><text:span text:style-name="T131">Jackson, J. A., Mathiassen, S. E., </text:span><text:span text:style-name="T135">&amp; </text:span><text:span text:style-name="T131">Dempsey, P. G. 2009. Methodological variance associated with normalization of occupational upper trapezius EMG using sub-maximal reference contractions. </text:span><text:span text:style-name="T146">Journal of Electromyography and Kinesiology,</text:span><text:span text:style-name="T131"> 19(3), 416-427. </text:span><text:span text:style-name="T135">https://doi.org/</text:span><text:a xlink:type="simple" xlink:href="https://doi.org/10.1016/j.jelekin.2007.11.004" office:target-frame-name="_blank" xlink:show="new" text:style-name="Internet_20_link" text:visited-style-name="Visited_20_Internet_20_Link"><text:span text:style-name="T130">10.1016/j.jelekin.2007.11.004</text:span></text:a></text:p>
      <text:p text:style-name="P41"><text:span text:style-name="T165">Jensen, </text:span><text:span text:style-name="T166">C., Vasselijen, O., </text:span><text:span text:style-name="T168">&amp;</text:span><text:span text:style-name="T166"> Westgaard, R. H. </text:span><text:span text:style-name="T168">(</text:span><text:span text:style-name="T166">1993</text:span><text:span text:style-name="T168">)</text:span><text:span text:style-name="T166">. The influence of electrode position on bipolar surface electromyogram recordings of the upper trapezius muscle. </text:span><text:span text:style-name="T173">European Journal of Applied Physiology and Occupational Physiology</text:span><text:span text:style-name="T166">, 67(3), 266-273. </text:span><text:span text:style-name="T168">https://doi.org/</text:span><text:span text:style-name="T166">10.1007/BF00864227</text:span></text:p>
      <text:p text:style-name="P41"><text:span text:style-name="T164">J</text:span><text:span text:style-name="T165">in, </text:span><text:span text:style-name="T166">S., McCulloch, R., </text:span><text:span text:style-name="T168">&amp;</text:span><text:span text:style-name="T166"> Mirka, G. A. </text:span><text:span text:style-name="T168">(</text:span><text:span text:style-name="T166">2009</text:span><text:span text:style-name="T168">)</text:span><text:span text:style-name="T166">. </text:span><text:span text:style-name="T169">Biomechanical evaluation of postures assumed when harvesting from bush crops. </text:span><text:span text:style-name="T171">International Journal of Industrial Ergonomics</text:span><text:span text:style-name="T169">, 39(2), 347-352. </text:span><text:span text:style-name="T170">https://doi.org/</text:span><text:span text:style-name="T169">10.1016/j.ergon.2008.07.005</text:span></text:p>
      <text:p text:style-name="P46"><text:span text:style-name="Citation"><text:span text:style-name="T137">Kearney, G. D., Allen, D. L., Balanay, J., </text:span></text:span><text:span text:style-name="Citation"><text:span text:style-name="T142">&amp; </text:span></text:span><text:span text:style-name="Citation"><text:span text:style-name="T137">Barry, P. </text:span></text:span><text:span text:style-name="Citation"><text:span text:style-name="T142">(</text:span></text:span><text:span text:style-name="Citation"><text:span text:style-name="T137">2016</text:span></text:span><text:span text:style-name="Citation"><text:span text:style-name="T142">)</text:span></text:span><text:span text:style-name="Citation"><text:span text:style-name="T137">. A Descriptive Study of Body Pain and Work-Related Musculoskeletal Disorders Among Latino Farmworkers Working on </text:span></text:span><text:soft-page-break/><text:span text:style-name="Citation"><text:span text:style-name="T137">Sweet Potato Farms in Eastern North Carolina. </text:span></text:span><text:span text:style-name="Citation"><text:span text:style-name="Emphasis"><text:span text:style-name="T145">Journal of Agromedicine,</text:span></text:span></text:span><text:span text:style-name="Citation"><text:span text:style-name="Emphasis"><text:span text:style-name="T137"> 21</text:span></text:span></text:span><text:span text:style-name="Citation"><text:span text:style-name="T137">, 234-243. </text:span></text:span><text:span text:style-name="Citation"><text:span text:style-name="T142">https://doi.org/</text:span></text:span><text:span text:style-name="Citation"><text:span text:style-name="T138">10.1080/1059924X.2016.1178613</text:span></text:span></text:p>
      <text:p text:style-name="P46"><text:span text:style-name="Citation"><text:span text:style-name="T139">M</text:span></text:span><text:span text:style-name="Citation"><text:span text:style-name="T140">eyer, R. H., </text:span></text:span><text:span text:style-name="Citation"><text:span text:style-name="T142">&amp;</text:span></text:span><text:span text:style-name="Citation"><text:span text:style-name="T140"> Radwin, R. G. </text:span></text:span><text:span text:style-name="Citation"><text:span text:style-name="T142">(</text:span></text:span><text:span text:style-name="Citation"><text:span text:style-name="T140">2007</text:span></text:span><text:span text:style-name="Citation"><text:span text:style-name="T142">)</text:span></text:span><text:span text:style-name="Citation"><text:span text:style-name="T140">. Comparison of stoop versus prone postures for a simulated agricultural harvesting task. </text:span></text:span><text:span text:style-name="Citation"><text:span text:style-name="T147">Applied Ergonomics,</text:span></text:span><text:span text:style-name="Citation"><text:span text:style-name="T140"> 38</text:span></text:span><text:span text:style-name="Citation"><text:span text:style-name="T138">(5)</text:span></text:span><text:span text:style-name="Citation"><text:span text:style-name="T140">, 549-555. </text:span></text:span><text:span text:style-name="Citation"><text:span text:style-name="T142">https://doi.org/</text:span></text:span><text:span text:style-name="Citation"><text:span text:style-name="T138">10.1016/j.apergo.2006.08.005</text:span></text:span></text:p>
      <text:p text:style-name="P46"><text:span text:style-name="T131">Minning, S., Eliot, C. A., Uhl, T. L., </text:span><text:span text:style-name="T135">&amp; </text:span><text:span text:style-name="T131">Malone, T. R. </text:span><text:span text:style-name="T135">(</text:span><text:span text:style-name="T133">2007</text:span><text:span text:style-name="T135">)</text:span><text:span text:style-name="T133">. EMG analysis of shoulder muscle fatigue during resisted isometric shoulder elevation. </text:span><text:span text:style-name="T146">Journal of Electromyography and Kinesiology</text:span><text:span text:style-name="T131">, 1</text:span><text:span text:style-name="T133">7</text:span><text:span text:style-name="T131">(</text:span><text:span text:style-name="T133">2</text:span><text:span text:style-name="T131">), </text:span><text:span text:style-name="T133">153-159</text:span><text:span text:style-name="T131">. </text:span><text:span text:style-name="T135">https://doi.org/</text:span><text:a xlink:type="simple" xlink:href="https://doi.org/10.1016/j.jelekin.2007.11.004" office:target-frame-name="_blank" xlink:show="new" text:style-name="Internet_20_link" text:visited-style-name="Visited_20_Internet_20_Link"><text:span text:style-name="T133">10.1016/j.jelekin.2007.11.004</text:span></text:a></text:p>
      <text:p text:style-name="P46"><text:span text:style-name="T153">Öberg, T., </text:span><text:span text:style-name="T155">(</text:span><text:span text:style-name="T153">1995</text:span><text:span text:style-name="T155">)</text:span><text:span text:style-name="T153">. Muscle fatigue and calibration of EMG measurements. </text:span><text:span text:style-name="T160">Journal of Electromyography and Kinesiology</text:span><text:span text:style-name="T153">, 5(4), 239-243. </text:span><text:span text:style-name="T155">https://doi.org/</text:span><text:a xlink:type="simple" xlink:href="https://doi.org/10.1016/1050-6411(96)85582-9" office:target-frame-name="_blank" xlink:show="new" text:style-name="Internet_20_link" text:visited-style-name="Visited_20_Internet_20_Link"><text:span text:style-name="T134">10.1016/1050-6411(96)85582-9</text:span></text:a></text:p>
      <text:p text:style-name="P46"><text:span text:style-name="Citation"><text:span text:style-name="T141">Ramos, A., Carvajal-Suarez, M., Trinidad, N., Michaud, T. L., Grimm, B., Levan, T. D., </text:span></text:span><text:span text:style-name="Citation"><text:span text:style-name="T142">&amp;</text:span></text:span><text:span text:style-name="Citation"><text:span text:style-name="T141"> Siahpush, M. </text:span></text:span><text:span text:style-name="Citation"><text:span text:style-name="T142">(</text:span></text:span><text:span text:style-name="Citation"><text:span text:style-name="T141">2020</text:span></text:span><text:span text:style-name="Citation"><text:span text:style-name="T142">)</text:span></text:span><text:span text:style-name="Citation"><text:span text:style-name="T141">. A Cross-sectional Study of Gender-related Differences in Reporting Fatigue and Pain among Latino/A Migrant Farmworkers. </text:span></text:span><text:span text:style-name="Citation"><text:span text:style-name="Emphasis"><text:span text:style-name="T148">Journal of Agromedicine</text:span></text:span></text:span><text:span text:style-name="Citation"><text:span text:style-name="Emphasis"><text:span text:style-name="T141">, 25</text:span></text:span></text:span><text:span text:style-name="Citation"><text:span text:style-name="T141">, 319-329. </text:span></text:span><text:span text:style-name="Citation"><text:span text:style-name="T142">https://doi.org/</text:span></text:span><text:span text:style-name="Citation"><text:span text:style-name="T141">10.1080/1059924X.2020.1713272</text:span></text:span></text:p>
      <text:p text:style-name="P45"><text:span text:style-name="Citation"><text:span text:style-name="T141">Thamsuwan, </text:span></text:span><text:span text:style-name="Citation"><text:span text:style-name="T143">O., Milosavljevic, S., Srinivasan, D., &amp; Trask, C. (2020a). Potential exoskeleton uses for reducing low back muscular activity during farm tasks. </text:span></text:span><text:span text:style-name="Citation"><text:span text:style-name="T149">American Journal of Industrial Medicine</text:span></text:span><text:span text:style-name="Citation"><text:span text:style-name="T143">, 63(11), 1017-1028.</text:span></text:span><text:span text:style-name="Citation"><text:span text:style-name="T141"> https://doi.org/10.1002/ajim.23180</text:span></text:span></text:p>
      <text:p text:style-name="P45"><text:span text:style-name="Citation"><text:span text:style-name="T141">Thamsuwan, </text:span></text:span><text:span text:style-name="Citation"><text:span text:style-name="T143">O., Galvin, K., Tchong-French, M., Aulck, L., Boyle, L., Ching, R. P., McQuade, K. J., &amp; Johnson, P. W. (2020b). Comparisons of physical exposure between workers harvesting apples on mobile orchard platforms and ladders, part 1: Back and upper arm postures. </text:span></text:span><text:span text:style-name="Citation"><text:span text:style-name="T149">Applied Ergonomics</text:span></text:span><text:span text:style-name="Citation"><text:span text:style-name="T143">, 89, 103193.</text:span></text:span><text:span text:style-name="Citation"><text:span text:style-name="T141"> https://doi.org/10.1016/j.apergo.2020.103193</text:span></text:span></text:p>
      <text:p text:style-name="P47"><text:span text:style-name="Citation"><text:span text:style-name="T141">Thamsuwan, </text:span></text:span><text:span text:style-name="Citation"><text:span text:style-name="T143">O., Galvin, K., Tchong-French, M., Aulck, L., Boyle, L., Ching, R. P., McQuade, K. J., &amp; Johnson, P. W. (2020c). Comparisons of physical exposure between workers </text:span></text:span><text:soft-page-break/><text:span text:style-name="Citation"><text:span text:style-name="T143">harvesting apples on mobile orchard platforms and ladders, part 2: Repetitive upper arm motions. </text:span></text:span><text:span text:style-name="Citation"><text:span text:style-name="T149">Applied Ergonomics</text:span></text:span><text:span text:style-name="Citation"><text:span text:style-name="T143">, 89, 103192.</text:span></text:span><text:span text:style-name="Citation"><text:span text:style-name="T141"> https://doi.org/10.1016/j.apergo.2020.103192</text:span></text:span></text:p>
      <text:p text:style-name="P46"><text:span text:style-name="Citation"><text:span text:style-name="T156">Xiao, H., McCurdy, S. A., Stoecklin-Marois, M. T., Li, C. S., Schenker, M. B. </text:span></text:span><text:span text:style-name="Citation"><text:span text:style-name="T158">(</text:span></text:span><text:span text:style-name="Citation"><text:span text:style-name="T156">2013</text:span></text:span><text:span text:style-name="Citation"><text:span text:style-name="T158">)</text:span></text:span><text:span text:style-name="Citation"><text:span text:style-name="T156">. Agricultural work and chronic musculoskeletal pain among Latino farm workers: the MICASA study. </text:span></text:span><text:span text:style-name="Citation"><text:span text:style-name="T162">American </text:span></text:span><text:span text:style-name="Citation"><text:span text:style-name="T161">J</text:span></text:span><text:span text:style-name="Citation"><text:span text:style-name="T162">ournal of </text:span></text:span><text:span text:style-name="Citation"><text:span text:style-name="T161">I</text:span></text:span><text:span text:style-name="Citation"><text:span text:style-name="T162">ndustrial </text:span></text:span><text:span text:style-name="Citation"><text:span text:style-name="T161">M</text:span></text:span><text:span text:style-name="Citation"><text:span text:style-name="T162">edicine</text:span></text:span><text:span text:style-name="Citation"><text:span text:style-name="T156">, 56(2), 216-225. </text:span></text:span><text:span text:style-name="Citation"><text:span text:style-name="T157">https://doi.org/</text:span></text:span><text:span text:style-name="Citation"><text:span text:style-name="T156">10.1002/ajim.22118</text:span></text:span></text:p>
      <text:p text:style-name="P46"><text:span text:style-name="T13">Zhang, Z., Lu, R., Igathinathane, C. </text:span><text:span text:style-name="T14">(</text:span><text:span text:style-name="T13">2019</text:span><text:span text:style-name="T14">)</text:span><text:span text:style-name="T13">. A time and motion study for evaluation of apple harvest processes with different harvest methods. </text:span><text:span text:style-name="T2">Transactions of the ASABE</text:span><text:span text:style-name="T13">, 63(6), 1957-1967. </text:span><text:span text:style-name="T155">https://doi.org/</text:span><text:span text:style-name="T7">10.13031/trans.14144</text:span></text:p>
      <text:p text:style-name="P42"/>
      <text:p text:style-name="P51"/>
      <text:p text:style-name="P71"><text:span text:style-name="T7">Table 1: </text:span><text:span text:style-name="T8">Parameter estimates from the </text:span><text:span text:style-name="T9">g</text:span><text:span text:style-name="T10">eneralized </text:span><text:span text:style-name="T9">a</text:span><text:span text:style-name="T10">dditive </text:span><text:span text:style-name="T9">m</text:span><text:span text:style-name="T10">ixed </text:span><text:span text:style-name="T9">m</text:span><text:span text:style-name="T10">odels </text:span><text:span text:style-name="T8">where dependent variable (y) is the log-transformed of the 10</text:span><text:span text:style-name="T59">th</text:span><text:span text:style-name="T8"> percentile of the RMS amplitude</text:span></text:p>
      <table:table table:name="Table1" table:style-name="Table1">
        <table:table-column table:style-name="Table1.A"/>
        <table:table-column table:style-name="Table1.B"/>
        <table:table-column table:style-name="Table1.C"/>
        <table:table-column table:style-name="Table1.D"/>
        <table:table-column table:style-name="Table1.C"/>
        <table:table-row table:style-name="TableLine94855394818112">
          <table:table-cell table:style-name="Table1.A1" office:value-type="string">
            <text:p text:style-name="Table_20_Contents"/>
          </table:table-cell>
          <table:table-cell table:style-name="Table1.A1" office:value-type="string">
            <text:p text:style-name="P75">Estimate</text:p>
          </table:table-cell>
          <table:table-cell table:style-name="Table1.A1" office:value-type="string">
            <text:p text:style-name="P75">Std. Error</text:p>
          </table:table-cell>
          <table:table-cell table:style-name="Table1.A1" office:value-type="string">
            <text:p text:style-name="P75">t-value</text:p>
          </table:table-cell>
          <table:table-cell table:style-name="Table1.E1" office:value-type="string">
            <text:p text:style-name="P75">p-value</text:p>
          </table:table-cell>
        </table:table-row>
        <table:table-row table:style-name="TableLine94855394818112">
          <table:table-cell table:style-name="Table1.A2" office:value-type="string">
            <text:p text:style-name="P75">(Intercept)</text:p>
          </table:table-cell>
          <table:table-cell table:style-name="Table1.A2" office:value-type="string">
            <text:p text:style-name="P75">5.065</text:p>
          </table:table-cell>
          <table:table-cell table:style-name="Table1.A2" office:value-type="string">
            <text:p text:style-name="P75">0.1107</text:p>
          </table:table-cell>
          <table:table-cell table:style-name="Table1.A2" office:value-type="string">
            <text:p text:style-name="P75">45.75</text:p>
          </table:table-cell>
          <table:table-cell table:style-name="Table1.E2" office:value-type="string">
            <text:p text:style-name="P75">&lt; 0.0001 *</text:p>
          </table:table-cell>
        </table:table-row>
        <table:table-row table:style-name="TableLine94855394818112">
          <table:table-cell table:style-name="Table1.A2" office:value-type="string">
            <text:p text:style-name="P75">Equipment: Platform_elevated</text:p>
          </table:table-cell>
          <table:table-cell table:style-name="Table1.A2" office:value-type="string">
            <text:p text:style-name="Table_20_Contents">- <text:span text:style-name="T192">0.7608</text:span></text:p>
          </table:table-cell>
          <table:table-cell table:style-name="Table1.A2" office:value-type="string">
            <text:p text:style-name="P75">0.1286</text:p>
          </table:table-cell>
          <table:table-cell table:style-name="Table1.A2" office:value-type="string">
            <text:p text:style-name="Table_20_Contents">- <text:span text:style-name="T192">5.918</text:span></text:p>
          </table:table-cell>
          <table:table-cell table:style-name="Table1.E2" office:value-type="string">
            <text:p text:style-name="P75">&lt; 0.0001 *</text:p>
          </table:table-cell>
        </table:table-row>
        <table:table-row table:style-name="TableLine94855394818112">
          <table:table-cell table:style-name="Table1.A2" office:value-type="string">
            <text:p text:style-name="P75">Equipment: Platform_ground</text:p>
          </table:table-cell>
          <table:table-cell table:style-name="Table1.A2" office:value-type="string">
            <text:p text:style-name="Table_20_Contents">- <text:span text:style-name="T192">0.4756</text:span></text:p>
          </table:table-cell>
          <table:table-cell table:style-name="Table1.A2" office:value-type="string">
            <text:p text:style-name="P75">0.1550</text:p>
          </table:table-cell>
          <table:table-cell table:style-name="Table1.A2" office:value-type="string">
            <text:p text:style-name="Table_20_Contents">- <text:span text:style-name="T192">3.068</text:span></text:p>
          </table:table-cell>
          <table:table-cell table:style-name="Table1.E2" office:value-type="string">
            <text:p text:style-name="P75">0.0022 *</text:p>
          </table:table-cell>
        </table:table-row>
        <table:table-row table:style-name="TableLine94855394818112">
          <table:table-cell table:style-name="Table1.A2" office:value-type="string">
            <text:p text:style-name="P75">Muscle: Right</text:p>
          </table:table-cell>
          <table:table-cell table:style-name="Table1.A2" office:value-type="string">
            <text:p text:style-name="P75">0.1865</text:p>
          </table:table-cell>
          <table:table-cell table:style-name="Table1.A2" office:value-type="string">
            <text:p text:style-name="P75">0.1292</text:p>
          </table:table-cell>
          <table:table-cell table:style-name="Table1.A2" office:value-type="string">
            <text:p text:style-name="P75">1.443</text:p>
          </table:table-cell>
          <table:table-cell table:style-name="Table1.E2" office:value-type="string">
            <text:p text:style-name="P75">0.15</text:p>
          </table:table-cell>
        </table:table-row>
        <table:table-row table:style-name="TableLine94855394818112">
          <table:table-cell table:style-name="Table1.A2" office:value-type="string">
            <text:p text:style-name="P75">Time of Work</text:p>
          </table:table-cell>
          <table:table-cell table:style-name="Table1.A2" office:value-type="string">
            <text:p text:style-name="Table_20_Contents">- <text:span text:style-name="T192">0.00222</text:span><text:span text:style-name="T193">6</text:span></text:p>
          </table:table-cell>
          <table:table-cell table:style-name="Table1.A2" office:value-type="string">
            <text:p text:style-name="P75">0.0004783</text:p>
          </table:table-cell>
          <table:table-cell table:style-name="Table1.A2" office:value-type="string">
            <text:p text:style-name="Table_20_Contents">- <text:span text:style-name="T192">4.655</text:span></text:p>
          </table:table-cell>
          <table:table-cell table:style-name="Table1.E2" office:value-type="string">
            <text:p text:style-name="P75">&lt; 0.0001 *</text:p>
          </table:table-cell>
        </table:table-row>
        <table:table-row table:style-name="TableLine94855394818112">
          <table:table-cell table:style-name="Table1.A2" office:value-type="string">
            <text:p text:style-name="P75">Equipment: Platform_elevated * Muscle: Right</text:p>
          </table:table-cell>
          <table:table-cell table:style-name="Table1.A2" office:value-type="string">
            <text:p text:style-name="Table_20_Contents">- <text:span text:style-name="T192">0.02714</text:span></text:p>
          </table:table-cell>
          <table:table-cell table:style-name="Table1.A2" office:value-type="string">
            <text:p text:style-name="P75">0.1175</text:p>
          </table:table-cell>
          <table:table-cell table:style-name="Table1.A2" office:value-type="string">
            <text:p text:style-name="Table_20_Contents">- <text:span text:style-name="T192">0.231</text:span></text:p>
          </table:table-cell>
          <table:table-cell table:style-name="Table1.E2" office:value-type="string">
            <text:p text:style-name="P75">0.82</text:p>
          </table:table-cell>
        </table:table-row>
        <table:table-row table:style-name="TableLine94855394818112">
          <table:table-cell table:style-name="Table1.A2" office:value-type="string">
            <text:p text:style-name="P75">Equipment: Platform_ground * Muscle: Right</text:p>
          </table:table-cell>
          <table:table-cell table:style-name="Table1.A2" office:value-type="string">
            <text:p text:style-name="Table_20_Contents">- <text:span text:style-name="T192">0.02596</text:span></text:p>
          </table:table-cell>
          <table:table-cell table:style-name="Table1.A2" office:value-type="string">
            <text:p text:style-name="P75">0.1436</text:p>
          </table:table-cell>
          <table:table-cell table:style-name="Table1.A2" office:value-type="string">
            <text:p text:style-name="Table_20_Contents">- <text:span text:style-name="T192">0.181</text:span></text:p>
          </table:table-cell>
          <table:table-cell table:style-name="Table1.E2" office:value-type="string">
            <text:p text:style-name="P75">0.86</text:p>
          </table:table-cell>
        </table:table-row>
        <table:table-row table:style-name="TableLine94855394818112">
          <table:table-cell table:style-name="Table1.A2" office:value-type="string">
            <text:p text:style-name="P75">Equipment: Platform_elevated * Time of Work</text:p>
          </table:table-cell>
          <table:table-cell table:style-name="Table1.A2" office:value-type="string">
            <text:p text:style-name="P75">0.002966</text:p>
          </table:table-cell>
          <table:table-cell table:style-name="Table1.A2" office:value-type="string">
            <text:p text:style-name="P75">0.0005210</text:p>
          </table:table-cell>
          <table:table-cell table:style-name="Table1.A2" office:value-type="string">
            <text:p text:style-name="P75">5.692</text:p>
          </table:table-cell>
          <table:table-cell table:style-name="Table1.E2" office:value-type="string">
            <text:p text:style-name="P75">&lt; 0.0001 *</text:p>
          </table:table-cell>
        </table:table-row>
        <table:table-row table:style-name="TableLine94855394818112">
          <table:table-cell table:style-name="Table1.A2" office:value-type="string">
            <text:p text:style-name="P75">Equipment: Platform_ground * Time of Work</text:p>
          </table:table-cell>
          <table:table-cell table:style-name="Table1.A2" office:value-type="string">
            <text:p text:style-name="P75">0.0001871</text:p>
          </table:table-cell>
          <table:table-cell table:style-name="Table1.A2" office:value-type="string">
            <text:p text:style-name="P75">0.0009448</text:p>
          </table:table-cell>
          <table:table-cell table:style-name="Table1.A2" office:value-type="string">
            <text:p text:style-name="P75">0.198</text:p>
          </table:table-cell>
          <table:table-cell table:style-name="Table1.E2" office:value-type="string">
            <text:p text:style-name="P75">0.84</text:p>
          </table:table-cell>
        </table:table-row>
        <table:table-row table:style-name="TableLine94855394818112">
          <table:table-cell table:style-name="Table1.A2" office:value-type="string">
            <text:p text:style-name="P75">Muscle: Right * Time of Work</text:p>
          </table:table-cell>
          <table:table-cell table:style-name="Table1.A2" office:value-type="string">
            <text:p text:style-name="Table_20_Contents">- <text:span text:style-name="T192">0.0002440</text:span></text:p>
          </table:table-cell>
          <table:table-cell table:style-name="Table1.A2" office:value-type="string">
            <text:p text:style-name="P75">0.0004789</text:p>
          </table:table-cell>
          <table:table-cell table:style-name="Table1.A2" office:value-type="string">
            <text:p text:style-name="Table_20_Contents">- <text:span text:style-name="T192">0.510</text:span></text:p>
          </table:table-cell>
          <table:table-cell table:style-name="Table1.E2" office:value-type="string">
            <text:p text:style-name="P75">0.61</text:p>
          </table:table-cell>
        </table:table-row>
      </table:table>
      <text:p text:style-name="P68"><text:span text:style-name="T8"/></text:p>
      <text:p text:style-name="P73"/>
      <text:p text:style-name="P42"/>
      <text:p text:style-name="P51"/>
      <text:p text:style-name="P70"><text:span text:style-name="T3">Table 2: </text:span><text:span text:style-name="T4">Parameter estimates from the </text:span><text:span text:style-name="T5">g</text:span><text:span text:style-name="T6">eneralized </text:span><text:span text:style-name="T5">a</text:span><text:span text:style-name="T6">dditive </text:span><text:span text:style-name="T5">m</text:span><text:span text:style-name="T6">ixed </text:span><text:span text:style-name="T5">m</text:span><text:span text:style-name="T6">odels </text:span><text:span text:style-name="T4">where dependent variable (y) is the log-transformed of the 50</text:span><text:span text:style-name="T60">th</text:span><text:span text:style-name="T4"> percentile of the RMS amplitude</text:span></text:p>
      <table:table table:name="Table2" table:style-name="Table2">
        <table:table-column table:style-name="Table2.A"/>
        <table:table-column table:style-name="Table2.B"/>
        <table:table-column table:style-name="Table2.C"/>
        <table:table-column table:style-name="Table2.D"/>
        <table:table-column table:style-name="Table2.C"/>
        <table:table-row table:style-name="TableLine94855391302144">
          <table:table-cell table:style-name="Table2.A1" office:value-type="string">
            <text:p text:style-name="P78"/>
          </table:table-cell>
          <table:table-cell table:style-name="Table2.A1" office:value-type="string">
            <text:p text:style-name="P76">Estimate</text:p>
          </table:table-cell>
          <table:table-cell table:style-name="Table2.A1" office:value-type="string">
            <text:p text:style-name="P76">Std. Error</text:p>
          </table:table-cell>
          <table:table-cell table:style-name="Table2.A1" office:value-type="string">
            <text:p text:style-name="P76">t-value</text:p>
          </table:table-cell>
          <table:table-cell table:style-name="Table2.E1" office:value-type="string">
            <text:p text:style-name="P76">p-value</text:p>
          </table:table-cell>
        </table:table-row>
        <table:table-row table:style-name="TableLine94855391302144">
          <table:table-cell table:style-name="Table2.A2" office:value-type="string">
            <text:p text:style-name="P76">(Intercept)</text:p>
          </table:table-cell>
          <table:table-cell table:style-name="Table2.A2" office:value-type="string">
            <text:p text:style-name="P76">5.<text:span text:style-name="T193">619</text:span></text:p>
          </table:table-cell>
          <table:table-cell table:style-name="Table2.A2" office:value-type="string">
            <text:p text:style-name="P76">0.110<text:span text:style-name="T193">5</text:span></text:p>
          </table:table-cell>
          <table:table-cell table:style-name="Table2.A2" office:value-type="string">
            <text:p text:style-name="P79">50.84</text:p>
          </table:table-cell>
          <table:table-cell table:style-name="Table2.E2" office:value-type="string">
            <text:p text:style-name="P76">&lt; 0.0001 *</text:p>
          </table:table-cell>
        </table:table-row>
        <table:table-row table:style-name="TableLine94855391302144">
          <table:table-cell table:style-name="Table2.A2" office:value-type="string">
            <text:p text:style-name="P76">Equipment: Platform_elevated</text:p>
          </table:table-cell>
          <table:table-cell table:style-name="Table2.A2" office:value-type="string">
            <text:p text:style-name="P78">- <text:span text:style-name="T192">0.7</text:span><text:span text:style-name="T193">337</text:span></text:p>
          </table:table-cell>
          <table:table-cell table:style-name="Table2.A2" office:value-type="string">
            <text:p text:style-name="P76">0.128<text:span text:style-name="T193">3</text:span></text:p>
          </table:table-cell>
          <table:table-cell table:style-name="Table2.A2" office:value-type="string">
            <text:p text:style-name="P78">- <text:span text:style-name="T192">5.</text:span><text:span text:style-name="T193">717</text:span></text:p>
          </table:table-cell>
          <table:table-cell table:style-name="Table2.E2" office:value-type="string">
            <text:p text:style-name="P76">&lt; 0.0001 *</text:p>
          </table:table-cell>
        </table:table-row>
        <table:table-row table:style-name="TableLine94855391302144">
          <table:table-cell table:style-name="Table2.A2" office:value-type="string">
            <text:p text:style-name="P76">Equipment: Platform_ground</text:p>
          </table:table-cell>
          <table:table-cell table:style-name="Table2.A2" office:value-type="string">
            <text:p text:style-name="P78">- <text:span text:style-name="T192">0.4</text:span><text:span text:style-name="T193">286</text:span></text:p>
          </table:table-cell>
          <table:table-cell table:style-name="Table2.A2" office:value-type="string">
            <text:p text:style-name="P76">0.15<text:span text:style-name="T193">47</text:span></text:p>
          </table:table-cell>
          <table:table-cell table:style-name="Table2.A2" office:value-type="string">
            <text:p text:style-name="P78">- <text:span text:style-name="T193">2.770</text:span></text:p>
          </table:table-cell>
          <table:table-cell table:style-name="Table2.E2" office:value-type="string">
            <text:p text:style-name="P76">0.00<text:span text:style-name="T193">56</text:span> *</text:p>
          </table:table-cell>
        </table:table-row>
        <table:table-row table:style-name="TableLine94855391302144">
          <table:table-cell table:style-name="Table2.A2" office:value-type="string">
            <text:p text:style-name="P76">Muscle: Right</text:p>
          </table:table-cell>
          <table:table-cell table:style-name="Table2.A2" office:value-type="string">
            <text:p text:style-name="P76">0.1<text:span text:style-name="T193">302</text:span></text:p>
          </table:table-cell>
          <table:table-cell table:style-name="Table2.A2" office:value-type="string">
            <text:p text:style-name="P76">0.129<text:span text:style-name="T193">0</text:span></text:p>
          </table:table-cell>
          <table:table-cell table:style-name="Table2.A2" office:value-type="string">
            <text:p text:style-name="P76">1.<text:span text:style-name="T193">009</text:span></text:p>
          </table:table-cell>
          <table:table-cell table:style-name="Table2.E2" office:value-type="string">
            <text:p text:style-name="P76">0.<text:span text:style-name="T193">31</text:span></text:p>
          </table:table-cell>
        </table:table-row>
        <table:table-row table:style-name="TableLine94855391302144">
          <table:table-cell table:style-name="Table2.A2" office:value-type="string">
            <text:p text:style-name="P76">Time of Work</text:p>
          </table:table-cell>
          <table:table-cell table:style-name="Table2.A2" office:value-type="string">
            <text:p text:style-name="P78">- <text:span text:style-name="T192">0.002227</text:span></text:p>
          </table:table-cell>
          <table:table-cell table:style-name="Table2.A2" office:value-type="string">
            <text:p text:style-name="P76">0.00047<text:span text:style-name="T193">75</text:span></text:p>
          </table:table-cell>
          <table:table-cell table:style-name="Table2.A2" office:value-type="string">
            <text:p text:style-name="P78">- <text:span text:style-name="T192">4.6</text:span><text:span text:style-name="T193">64</text:span></text:p>
          </table:table-cell>
          <table:table-cell table:style-name="Table2.E2" office:value-type="string">
            <text:p text:style-name="P76">&lt; 0.0001 *</text:p>
          </table:table-cell>
        </table:table-row>
        <table:table-row table:style-name="TableLine94855391302144">
          <table:table-cell table:style-name="Table2.A2" office:value-type="string">
            <text:p text:style-name="P76">Equipment: Platform_elevated * Muscle: Right</text:p>
          </table:table-cell>
          <table:table-cell table:style-name="Table2.A2" office:value-type="string">
            <text:p text:style-name="P78">- <text:span text:style-name="T192">0.0</text:span><text:span text:style-name="T193">4690</text:span></text:p>
          </table:table-cell>
          <table:table-cell table:style-name="Table2.A2" office:value-type="string">
            <text:p text:style-name="P76">0.117<text:span text:style-name="T193">3</text:span></text:p>
          </table:table-cell>
          <table:table-cell table:style-name="Table2.A2" office:value-type="string">
            <text:p text:style-name="P78">- <text:span text:style-name="T192">0.</text:span><text:span text:style-name="T193">400</text:span></text:p>
          </table:table-cell>
          <table:table-cell table:style-name="Table2.E2" office:value-type="string">
            <text:p text:style-name="P76">0.<text:span text:style-name="T193">69</text:span></text:p>
          </table:table-cell>
        </table:table-row>
        <table:table-row table:style-name="TableLine94855391302144">
          <table:table-cell table:style-name="Table2.A2" office:value-type="string">
            <text:p text:style-name="P76">Equipment: Platform_ground * Muscle: Right</text:p>
          </table:table-cell>
          <table:table-cell table:style-name="Table2.A2" office:value-type="string">
            <text:p text:style-name="P78">- <text:span text:style-name="T192">0.0</text:span><text:span text:style-name="T193">6797</text:span></text:p>
          </table:table-cell>
          <table:table-cell table:style-name="Table2.A2" office:value-type="string">
            <text:p text:style-name="P76">0.143<text:span text:style-name="T193">4</text:span></text:p>
          </table:table-cell>
          <table:table-cell table:style-name="Table2.A2" office:value-type="string">
            <text:p text:style-name="P78">- <text:span text:style-name="T192">0.</text:span><text:span text:style-name="T193">474</text:span></text:p>
          </table:table-cell>
          <table:table-cell table:style-name="Table2.E2" office:value-type="string">
            <text:p text:style-name="P76">0.<text:span text:style-name="T193">64</text:span></text:p>
          </table:table-cell>
        </table:table-row>
        <table:table-row table:style-name="TableLine94855391302144">
          <table:table-cell table:style-name="Table2.A2" office:value-type="string">
            <text:p text:style-name="P76">Equipment: Platform_elevated * Time of Work</text:p>
          </table:table-cell>
          <table:table-cell table:style-name="Table2.A2" office:value-type="string">
            <text:p text:style-name="P76">0.002<text:span text:style-name="T193">856</text:span></text:p>
          </table:table-cell>
          <table:table-cell table:style-name="Table2.A2" office:value-type="string">
            <text:p text:style-name="P76">0.00052<text:span text:style-name="T193">01</text:span></text:p>
          </table:table-cell>
          <table:table-cell table:style-name="Table2.A2" office:value-type="string">
            <text:p text:style-name="P76">5.<text:span text:style-name="T193">490</text:span></text:p>
          </table:table-cell>
          <table:table-cell table:style-name="Table2.E2" office:value-type="string">
            <text:p text:style-name="P76">&lt; 0.0001 *</text:p>
          </table:table-cell>
        </table:table-row>
        <table:table-row table:style-name="TableLine94855391302144">
          <table:table-cell table:style-name="Table2.A2" office:value-type="string">
            <text:p text:style-name="P76">Equipment: Platform_ground * Time of Work</text:p>
          </table:table-cell>
          <table:table-cell table:style-name="Table2.A2" office:value-type="string">
            <text:p text:style-name="P76">- 0.000<text:span text:style-name="T193">4929</text:span></text:p>
          </table:table-cell>
          <table:table-cell table:style-name="Table2.A2" office:value-type="string">
            <text:p text:style-name="P76">0.00094<text:span text:style-name="T193">32</text:span></text:p>
          </table:table-cell>
          <table:table-cell table:style-name="Table2.A2" office:value-type="string">
            <text:p text:style-name="P76">- 0.<text:span text:style-name="T194">052</text:span></text:p>
          </table:table-cell>
          <table:table-cell table:style-name="Table2.E2" office:value-type="string">
            <text:p text:style-name="P76">0.<text:span text:style-name="T193">96</text:span></text:p>
          </table:table-cell>
        </table:table-row>
        <table:table-row table:style-name="TableLine94855391302144">
          <table:table-cell table:style-name="Table2.A2" office:value-type="string">
            <text:p text:style-name="P76">Muscle: Right * Time of Work</text:p>
          </table:table-cell>
          <table:table-cell table:style-name="Table2.A2" office:value-type="string">
            <text:p text:style-name="P78">- <text:span text:style-name="T192">0.0002</text:span><text:span text:style-name="T193">140</text:span></text:p>
          </table:table-cell>
          <table:table-cell table:style-name="Table2.A2" office:value-type="string">
            <text:p text:style-name="P76">0.000478<text:span text:style-name="T193">1</text:span></text:p>
          </table:table-cell>
          <table:table-cell table:style-name="Table2.A2" office:value-type="string">
            <text:p text:style-name="P78">- <text:span text:style-name="T192">0.</text:span><text:span text:style-name="T194">449</text:span></text:p>
          </table:table-cell>
          <table:table-cell table:style-name="Table2.E2" office:value-type="string">
            <text:p text:style-name="P76">0.6<text:span text:style-name="T193">5</text:span></text:p>
          </table:table-cell>
        </table:table-row>
      </table:table>
      <text:p text:style-name="P74"/>
      <text:p text:style-name="P42"/>
      <text:p text:style-name="P51"/>
      <text:p text:style-name="P71"><text:span text:style-name="T7">Table 3: </text:span><text:span text:style-name="T8">Parameter estimates from the </text:span><text:span text:style-name="T9">g</text:span><text:span text:style-name="T10">eneralized </text:span><text:span text:style-name="T9">a</text:span><text:span text:style-name="T10">dditive </text:span><text:span text:style-name="T9">m</text:span><text:span text:style-name="T10">ixed </text:span><text:span text:style-name="T9">m</text:span><text:span text:style-name="T10">odels </text:span><text:span text:style-name="T8">where dependent variable (y) is the log-transformed of the 90</text:span><text:span text:style-name="T59">th</text:span><text:span text:style-name="T8"> percentile of the RMS amplitude</text:span></text:p>
      <table:table table:name="Table3" table:style-name="Table3">
        <table:table-column table:style-name="Table3.A"/>
        <table:table-column table:style-name="Table3.B"/>
        <table:table-column table:style-name="Table3.C"/>
        <table:table-column table:style-name="Table3.D"/>
        <table:table-column table:style-name="Table3.C"/>
        <table:table-row table:style-name="TableLine94855389590528">
          <table:table-cell table:style-name="Table3.A1" office:value-type="string">
            <text:p text:style-name="P81"/>
          </table:table-cell>
          <table:table-cell table:style-name="Table3.A1" office:value-type="string">
            <text:p text:style-name="P77">Estimate</text:p>
          </table:table-cell>
          <table:table-cell table:style-name="Table3.A1" office:value-type="string">
            <text:p text:style-name="P77">Std. Error</text:p>
          </table:table-cell>
          <table:table-cell table:style-name="Table3.A1" office:value-type="string">
            <text:p text:style-name="P77">t-value</text:p>
          </table:table-cell>
          <table:table-cell table:style-name="Table3.E1" office:value-type="string">
            <text:p text:style-name="P77">p-value</text:p>
          </table:table-cell>
        </table:table-row>
        <table:table-row table:style-name="TableLine94855389590528">
          <table:table-cell table:style-name="Table3.A2" office:value-type="string">
            <text:p text:style-name="P77">(Intercept)</text:p>
          </table:table-cell>
          <table:table-cell table:style-name="Table3.A2" office:value-type="string">
            <text:p text:style-name="P82">6.125</text:p>
          </table:table-cell>
          <table:table-cell table:style-name="Table3.A2" office:value-type="string">
            <text:p text:style-name="P77">0.11<text:span text:style-name="T194">19</text:span></text:p>
          </table:table-cell>
          <table:table-cell table:style-name="Table3.A2" office:value-type="string">
            <text:p text:style-name="P80">5<text:span text:style-name="T194">5.03</text:span></text:p>
          </table:table-cell>
          <table:table-cell table:style-name="Table3.E2" office:value-type="string">
            <text:p text:style-name="P77">&lt; 0.0001 *</text:p>
          </table:table-cell>
        </table:table-row>
        <table:table-row table:style-name="TableLine94855389590528">
          <table:table-cell table:style-name="Table3.A2" office:value-type="string">
            <text:p text:style-name="P77">Equipment: Platform_elevated</text:p>
          </table:table-cell>
          <table:table-cell table:style-name="Table3.A2" office:value-type="string">
            <text:p text:style-name="P81">- <text:span text:style-name="T192">0.</text:span><text:span text:style-name="T194">6841</text:span></text:p>
          </table:table-cell>
          <table:table-cell table:style-name="Table3.A2" office:value-type="string">
            <text:p text:style-name="P77">0.12<text:span text:style-name="T194">92</text:span></text:p>
          </table:table-cell>
          <table:table-cell table:style-name="Table3.A2" office:value-type="string">
            <text:p text:style-name="P81">- <text:span text:style-name="T192">5.</text:span><text:span text:style-name="T194">294</text:span></text:p>
          </table:table-cell>
          <table:table-cell table:style-name="Table3.E2" office:value-type="string">
            <text:p text:style-name="P77">&lt; 0.0001 *</text:p>
          </table:table-cell>
        </table:table-row>
        <table:table-row table:style-name="TableLine94855389590528">
          <table:table-cell table:style-name="Table3.A2" office:value-type="string">
            <text:p text:style-name="P77">Equipment: Platform_ground</text:p>
          </table:table-cell>
          <table:table-cell table:style-name="Table3.A2" office:value-type="string">
            <text:p text:style-name="P81">- <text:span text:style-name="T192">0.</text:span><text:span text:style-name="T194">3720</text:span></text:p>
          </table:table-cell>
          <table:table-cell table:style-name="Table3.A2" office:value-type="string">
            <text:p text:style-name="P77">0.15<text:span text:style-name="T194">58</text:span></text:p>
          </table:table-cell>
          <table:table-cell table:style-name="Table3.A2" office:value-type="string">
            <text:p text:style-name="P81">- <text:span text:style-name="T193">2.</text:span><text:span text:style-name="T194">387</text:span></text:p>
          </table:table-cell>
          <table:table-cell table:style-name="Table3.E2" office:value-type="string">
            <text:p text:style-name="P77">0.00<text:span text:style-name="T194">17</text:span> *</text:p>
          </table:table-cell>
        </table:table-row>
        <table:table-row table:style-name="TableLine94855389590528">
          <table:table-cell table:style-name="Table3.A2" office:value-type="string">
            <text:p text:style-name="P77">Muscle: Right</text:p>
          </table:table-cell>
          <table:table-cell table:style-name="Table3.A2" office:value-type="string">
            <text:p text:style-name="P77">0.<text:span text:style-name="T194">08990</text:span></text:p>
          </table:table-cell>
          <table:table-cell table:style-name="Table3.A2" office:value-type="string">
            <text:p text:style-name="P77">0.129<text:span text:style-name="T194">9</text:span></text:p>
          </table:table-cell>
          <table:table-cell table:style-name="Table3.A2" office:value-type="string">
            <text:p text:style-name="P82">0.692</text:p>
          </table:table-cell>
          <table:table-cell table:style-name="Table3.E2" office:value-type="string">
            <text:p text:style-name="P77">0.<text:span text:style-name="T194">49</text:span></text:p>
          </table:table-cell>
        </table:table-row>
        <table:table-row table:style-name="TableLine94855389590528">
          <table:table-cell table:style-name="Table3.A2" office:value-type="string">
            <text:p text:style-name="P77">Time of Work</text:p>
          </table:table-cell>
          <table:table-cell table:style-name="Table3.A2" office:value-type="string">
            <text:p text:style-name="P81">- <text:span text:style-name="T192">0.002</text:span><text:span text:style-name="T194">131</text:span></text:p>
          </table:table-cell>
          <table:table-cell table:style-name="Table3.A2" office:value-type="string">
            <text:p text:style-name="P77">0.0004<text:span text:style-name="T194">808</text:span></text:p>
          </table:table-cell>
          <table:table-cell table:style-name="Table3.A2" office:value-type="string">
            <text:p text:style-name="P81">- <text:span text:style-name="T192">4.</text:span><text:span text:style-name="T194">432</text:span></text:p>
          </table:table-cell>
          <table:table-cell table:style-name="Table3.E2" office:value-type="string">
            <text:p text:style-name="P77">&lt; 0.0001 *</text:p>
          </table:table-cell>
        </table:table-row>
        <table:table-row table:style-name="TableLine94855389590528">
          <table:table-cell table:style-name="Table3.A2" office:value-type="string">
            <text:p text:style-name="P77">Equipment: Platform_elevated * Muscle: Right</text:p>
          </table:table-cell>
          <table:table-cell table:style-name="Table3.A2" office:value-type="string">
            <text:p text:style-name="P81">- <text:span text:style-name="T192">0.0</text:span><text:span text:style-name="T194">8548</text:span></text:p>
          </table:table-cell>
          <table:table-cell table:style-name="Table3.A2" office:value-type="string">
            <text:p text:style-name="P77">0.11<text:span text:style-name="T194">81</text:span></text:p>
          </table:table-cell>
          <table:table-cell table:style-name="Table3.A2" office:value-type="string">
            <text:p text:style-name="P81">- <text:span text:style-name="T192">0.</text:span><text:span text:style-name="T194">724</text:span></text:p>
          </table:table-cell>
          <table:table-cell table:style-name="Table3.E2" office:value-type="string">
            <text:p text:style-name="P77">0.<text:span text:style-name="T194">48</text:span></text:p>
          </table:table-cell>
        </table:table-row>
        <table:table-row table:style-name="TableLine94855389590528">
          <table:table-cell table:style-name="Table3.A2" office:value-type="string">
            <text:p text:style-name="P77">Equipment: Platform_ground * Muscle: Right</text:p>
          </table:table-cell>
          <table:table-cell table:style-name="Table3.A2" office:value-type="string">
            <text:p text:style-name="P81">- <text:span text:style-name="T192">0.</text:span><text:span text:style-name="T194">1034</text:span></text:p>
          </table:table-cell>
          <table:table-cell table:style-name="Table3.A2" office:value-type="string">
            <text:p text:style-name="P77">0.14<text:span text:style-name="T194">44</text:span></text:p>
          </table:table-cell>
          <table:table-cell table:style-name="Table3.A2" office:value-type="string">
            <text:p text:style-name="P81">- <text:span text:style-name="T192">0.</text:span><text:span text:style-name="T194">716</text:span></text:p>
          </table:table-cell>
          <table:table-cell table:style-name="Table3.E2" office:value-type="string">
            <text:p text:style-name="P77">0.<text:span text:style-name="T194">47</text:span></text:p>
          </table:table-cell>
        </table:table-row>
        <table:table-row table:style-name="TableLine94855389590528">
          <table:table-cell table:style-name="Table3.A2" office:value-type="string">
            <text:p text:style-name="P77">Equipment: Platform_elevated * Time of Work</text:p>
          </table:table-cell>
          <table:table-cell table:style-name="Table3.A2" office:value-type="string">
            <text:p text:style-name="P77">0.002<text:span text:style-name="T194">652</text:span></text:p>
          </table:table-cell>
          <table:table-cell table:style-name="Table3.A2" office:value-type="string">
            <text:p text:style-name="P77">0.00052<text:span text:style-name="T194">37</text:span></text:p>
          </table:table-cell>
          <table:table-cell table:style-name="Table3.A2" office:value-type="string">
            <text:p text:style-name="P77">5.<text:span text:style-name="T194">064</text:span></text:p>
          </table:table-cell>
          <table:table-cell table:style-name="Table3.E2" office:value-type="string">
            <text:p text:style-name="P77">&lt; 0.0001 *</text:p>
          </table:table-cell>
        </table:table-row>
        <table:table-row table:style-name="TableLine94855389590528">
          <table:table-cell table:style-name="Table3.A2" office:value-type="string">
            <text:p text:style-name="P77">Equipment: Platform_ground * Time of Work</text:p>
          </table:table-cell>
          <table:table-cell table:style-name="Table3.A2" office:value-type="string">
            <text:p text:style-name="P77">- 0.000<text:span text:style-name="T194">2523</text:span></text:p>
          </table:table-cell>
          <table:table-cell table:style-name="Table3.A2" office:value-type="string">
            <text:p text:style-name="P77">0.00094<text:span text:style-name="T194">97</text:span></text:p>
          </table:table-cell>
          <table:table-cell table:style-name="Table3.A2" office:value-type="string">
            <text:p text:style-name="P77">- 0.<text:span text:style-name="T194">266</text:span></text:p>
          </table:table-cell>
          <table:table-cell table:style-name="Table3.E2" office:value-type="string">
            <text:p text:style-name="P77">0.<text:span text:style-name="T194">79</text:span></text:p>
          </table:table-cell>
        </table:table-row>
        <table:table-row table:style-name="TableLine94855389590528">
          <table:table-cell table:style-name="Table3.A2" office:value-type="string">
            <text:p text:style-name="P77">Muscle: Right * Time of Work</text:p>
          </table:table-cell>
          <table:table-cell table:style-name="Table3.A2" office:value-type="string">
            <text:p text:style-name="P81">- <text:span text:style-name="T192">0.000</text:span><text:span text:style-name="T194">1481</text:span></text:p>
          </table:table-cell>
          <table:table-cell table:style-name="Table3.A2" office:value-type="string">
            <text:p text:style-name="P77">0.0004<text:span text:style-name="T194">814</text:span></text:p>
          </table:table-cell>
          <table:table-cell table:style-name="Table3.A2" office:value-type="string">
            <text:p text:style-name="P81">- <text:span text:style-name="T192">0.</text:span><text:span text:style-name="T194">308</text:span></text:p>
          </table:table-cell>
          <table:table-cell table:style-name="Table3.E2" office:value-type="string">
            <text:p text:style-name="P77">0.<text:span text:style-name="T194">76</text:span></text:p>
          </table:table-cell>
        </table:table-row>
      </table:table>
      <text:p text:style-name="P72"/>
      <text:p text:style-name="P5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arial" svg:font-family="arial" style:font-family-generic="swiss"/>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0T19:14:18.979804679</meta:creation-date>
    <dc:date>2021-05-28T16:19:21.053451085</dc:date>
    <meta:editing-duration>PT4H45M52S</meta:editing-duration>
    <meta:editing-cycles>20</meta:editing-cycles>
    <meta:generator>LibreOffice/6.4.7.2$Linux_X86_64 LibreOffice_project/40$Build-2</meta:generator>
    <meta:document-statistic meta:table-count="3" meta:image-count="0" meta:object-count="0" meta:page-count="19" meta:paragraph-count="271" meta:word-count="4226" meta:character-count="28240" meta:non-whitespace-character-count="24299"/>
  </office:meta>
</office:document-meta>
</file>